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7603920" table:style-name="ce5">
            <text:p>7.603.920</text:p>
          </table:table-cell>
          <table:table-cell office:value-type="float" office:value="1305500" table:style-name="ce5">
            <text:p>1.305.5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1240670" table:style-name="ce6">
            <text:p>11.240.670</text:p>
          </table:table-cell>
          <table:table-cell office:value-type="float" office:value="10785317" table:style-name="ce6">
            <text:p>10.785.317</text:p>
          </table:table-cell>
          <table:table-cell office:value-type="percentage" office:value="0.95949058196708914" table:style-name="ce7">
            <text:p>95,9%</text:p>
          </table:table-cell>
          <table:table-cell office:value-type="float" office:value="6105028" table:style-name="ce5">
            <text:p>6.105.028</text:p>
          </table:table-cell>
          <table:table-cell office:value-type="float" office:value="4979545" table:style-name="ce5">
            <text:p>4.979.545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267425" table:style-name="ce5">
            <text:p>1.267.425</text:p>
          </table:table-cell>
          <table:table-cell office:value-type="float" office:value="179500" table:style-name="ce5">
            <text:p>179.500</text:p>
          </table:table-cell>
          <table:table-cell office:value-type="float" office:value="285700" table:style-name="ce5">
            <text:p>285.700</text:p>
          </table:table-cell>
          <table:table-cell office:value-type="float" office:value="64700" table:style-name="ce5">
            <text:p>64.700</text:p>
          </table:table-cell>
          <table:table-cell office:value-type="float" office:value="1797325" table:style-name="ce6">
            <text:p>1.797.325</text:p>
          </table:table-cell>
          <table:table-cell office:value-type="float" office:value="1722923" table:style-name="ce6">
            <text:p>1.722.923</text:p>
          </table:table-cell>
          <table:table-cell office:value-type="percentage" office:value="0.9586040365543238" table:style-name="ce7">
            <text:p>95,9%</text:p>
          </table:table-cell>
          <table:table-cell office:value-type="float" office:value="962698" table:style-name="ce5">
            <text:p>962.698</text:p>
          </table:table-cell>
          <table:table-cell office:value-type="float" office:value="855283" table:style-name="ce5">
            <text:p>855.283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050395" table:style-name="ce5">
            <text:p>1.050.395</text:p>
          </table:table-cell>
          <table:table-cell office:value-type="float" office:value="143200" table:style-name="ce5">
            <text:p>143.2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479195" table:style-name="ce6">
            <text:p>1.479.195</text:p>
          </table:table-cell>
          <table:table-cell office:value-type="float" office:value="1465668" table:style-name="ce6">
            <text:p>1.465.668</text:p>
          </table:table-cell>
          <table:table-cell office:value-type="percentage" office:value="0.99085516108423843" table:style-name="ce7">
            <text:p>99,1%</text:p>
          </table:table-cell>
          <table:table-cell office:value-type="float" office:value="805694" table:style-name="ce5">
            <text:p>805.694</text:p>
          </table:table-cell>
          <table:table-cell office:value-type="float" office:value="707999" table:style-name="ce5">
            <text:p>707.999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015920" table:style-name="ce5">
            <text:p>1.015.920</text:p>
          </table:table-cell>
          <table:table-cell office:value-type="float" office:value="222200" table:style-name="ce5">
            <text:p>222.2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556920" table:style-name="ce6">
            <text:p>1.556.920</text:p>
          </table:table-cell>
          <table:table-cell office:value-type="float" office:value="1394202" table:style-name="ce6">
            <text:p>1.394.202</text:p>
          </table:table-cell>
          <table:table-cell office:value-type="percentage" office:value="0.89548724404593683" table:style-name="ce7">
            <text:p>89,5%</text:p>
          </table:table-cell>
          <table:table-cell office:value-type="float" office:value="790842" table:style-name="ce5">
            <text:p>790.842</text:p>
          </table:table-cell>
          <table:table-cell office:value-type="float" office:value="682806" table:style-name="ce5">
            <text:p>682.806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890690" table:style-name="ce5">
            <text:p>1.890.690</text:p>
          </table:table-cell>
          <table:table-cell office:value-type="float" office:value="370400" table:style-name="ce5">
            <text:p>370.4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2898440" table:style-name="ce6">
            <text:p>2.898.440</text:p>
          </table:table-cell>
          <table:table-cell office:value-type="float" office:value="2689655" table:style-name="ce6">
            <text:p>2.689.655</text:p>
          </table:table-cell>
          <table:table-cell office:value-type="percentage" office:value="0.92796642331737067" table:style-name="ce7">
            <text:p>92,8%</text:p>
          </table:table-cell>
          <table:table-cell office:value-type="float" office:value="1550812" table:style-name="ce5">
            <text:p>1.550.812</text:p>
          </table:table-cell>
          <table:table-cell office:value-type="float" office:value="1278219" table:style-name="ce5">
            <text:p>1.278.219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558825" table:style-name="ce5">
            <text:p>558.825</text:p>
          </table:table-cell>
          <table:table-cell office:value-type="float" office:value="78400" table:style-name="ce5">
            <text:p>78.4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792375" table:style-name="ce6">
            <text:p>792.375</text:p>
          </table:table-cell>
          <table:table-cell office:value-type="float" office:value="746201" table:style-name="ce6">
            <text:p>746.201</text:p>
          </table:table-cell>
          <table:table-cell office:value-type="percentage" office:value="0.94172708629121316" table:style-name="ce7">
            <text:p>94,2%</text:p>
          </table:table-cell>
          <table:table-cell office:value-type="float" office:value="412834" table:style-name="ce5">
            <text:p>412.834</text:p>
          </table:table-cell>
          <table:table-cell office:value-type="float" office:value="362425" table:style-name="ce5">
            <text:p>362.425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461395" table:style-name="ce5">
            <text:p>2.461.395</text:p>
          </table:table-cell>
          <table:table-cell office:value-type="float" office:value="344800" table:style-name="ce5">
            <text:p>344.8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433445" table:style-name="ce6">
            <text:p>3.433.445</text:p>
          </table:table-cell>
          <table:table-cell office:value-type="float" office:value="3232086" table:style-name="ce6">
            <text:p>3.232.086</text:p>
          </table:table-cell>
          <table:table-cell office:value-type="percentage" office:value="0.94135365500248291" table:style-name="ce7">
            <text:p>94,1%</text:p>
          </table:table-cell>
          <table:table-cell office:value-type="float" office:value="1806039" table:style-name="ce5">
            <text:p>1.806.039</text:p>
          </table:table-cell>
          <table:table-cell office:value-type="float" office:value="1594923" table:style-name="ce5">
            <text:p>1.594.923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901115" table:style-name="ce5">
            <text:p>1.901.115</text:p>
          </table:table-cell>
          <table:table-cell office:value-type="float" office:value="282900" table:style-name="ce5">
            <text:p>282.900</text:p>
          </table:table-cell>
          <table:table-cell office:value-type="float" office:value="460900" table:style-name="ce5">
            <text:p>460.900</text:p>
          </table:table-cell>
          <table:table-cell office:value-type="float" office:value="101375" table:style-name="ce5">
            <text:p>101.375</text:p>
          </table:table-cell>
          <table:table-cell office:value-type="float" office:value="2746290" table:style-name="ce6">
            <text:p>2.746.290</text:p>
          </table:table-cell>
          <table:table-cell office:value-type="float" office:value="2569476" table:style-name="ce6">
            <text:p>2.569.476</text:p>
          </table:table-cell>
          <table:table-cell office:value-type="percentage" office:value="0.93561714167112719" table:style-name="ce7">
            <text:p>93,6%</text:p>
          </table:table-cell>
          <table:table-cell office:value-type="float" office:value="1449535" table:style-name="ce5">
            <text:p>1.449.535</text:p>
          </table:table-cell>
          <table:table-cell office:value-type="float" office:value="1194758" table:style-name="ce5">
            <text:p>1.194.758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7104860" table:style-name="ce5">
            <text:p>7.104.860</text:p>
          </table:table-cell>
          <table:table-cell office:value-type="float" office:value="1128200" table:style-name="ce5">
            <text:p>1.128.2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439500" table:style-name="ce5">
            <text:p>439.500</text:p>
          </table:table-cell>
          <table:table-cell office:value-type="float" office:value="10370660" table:style-name="ce6">
            <text:p>10.370.660</text:p>
          </table:table-cell>
          <table:table-cell office:value-type="float" office:value="9468445" table:style-name="ce6">
            <text:p>9.468.445</text:p>
          </table:table-cell>
          <table:table-cell office:value-type="percentage" office:value="0.91300312612697743" table:style-name="ce7">
            <text:p>91,3%</text:p>
          </table:table-cell>
          <table:table-cell office:value-type="float" office:value="5355249" table:style-name="ce5">
            <text:p>5.355.249</text:p>
          </table:table-cell>
          <table:table-cell office:value-type="float" office:value="4625486" table:style-name="ce5">
            <text:p>4.625.486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4600630" table:style-name="ce5">
            <text:p>4.600.630</text:p>
          </table:table-cell>
          <table:table-cell office:value-type="float" office:value="731500" table:style-name="ce5">
            <text:p>731.500</text:p>
          </table:table-cell>
          <table:table-cell office:value-type="float" office:value="906800" table:style-name="ce5">
            <text:p>906.800</text:p>
          </table:table-cell>
          <table:table-cell office:value-type="float" office:value="307250" table:style-name="ce5">
            <text:p>307.250</text:p>
          </table:table-cell>
          <table:table-cell office:value-type="float" office:value="6546180" table:style-name="ce6">
            <text:p>6.546.180</text:p>
          </table:table-cell>
          <table:table-cell office:value-type="float" office:value="6170428" table:style-name="ce6">
            <text:p>6.170.428</text:p>
          </table:table-cell>
          <table:table-cell office:value-type="percentage" office:value="0.94259980629924622" table:style-name="ce7">
            <text:p>94,3%</text:p>
          </table:table-cell>
          <table:table-cell office:value-type="float" office:value="3523650" table:style-name="ce5">
            <text:p>3.523.650</text:p>
          </table:table-cell>
          <table:table-cell office:value-type="float" office:value="2994958" table:style-name="ce5">
            <text:p>2.994.958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017395" table:style-name="ce5">
            <text:p>1.017.395</text:p>
          </table:table-cell>
          <table:table-cell office:value-type="float" office:value="141700" table:style-name="ce5">
            <text:p>141.700</text:p>
          </table:table-cell>
          <table:table-cell office:value-type="float" office:value="228000" table:style-name="ce5">
            <text:p>228.000</text:p>
          </table:table-cell>
          <table:table-cell office:value-type="float" office:value="51750" table:style-name="ce5">
            <text:p>51.750</text:p>
          </table:table-cell>
          <table:table-cell office:value-type="float" office:value="1438845" table:style-name="ce6">
            <text:p>1.438.845</text:p>
          </table:table-cell>
          <table:table-cell office:value-type="float" office:value="1436627" table:style-name="ce6">
            <text:p>1.436.627</text:p>
          </table:table-cell>
          <table:table-cell office:value-type="percentage" office:value="0.9984584857993738" table:style-name="ce7">
            <text:p>99,8%</text:p>
          </table:table-cell>
          <table:table-cell office:value-type="float" office:value="794590" table:style-name="ce5">
            <text:p>794.590</text:p>
          </table:table-cell>
          <table:table-cell office:value-type="float" office:value="713207" table:style-name="ce5">
            <text:p>713.207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689945" table:style-name="ce5">
            <text:p>2.689.945</text:p>
          </table:table-cell>
          <table:table-cell office:value-type="float" office:value="368300" table:style-name="ce5">
            <text:p>368.300</text:p>
          </table:table-cell>
          <table:table-cell office:value-type="float" office:value="595400" table:style-name="ce5">
            <text:p>595.400</text:p>
          </table:table-cell>
          <table:table-cell office:value-type="float" office:value="131800" table:style-name="ce5">
            <text:p>131.800</text:p>
          </table:table-cell>
          <table:table-cell office:value-type="float" office:value="3785445" table:style-name="ce6">
            <text:p>3.785.445</text:p>
          </table:table-cell>
          <table:table-cell office:value-type="float" office:value="3682283" table:style-name="ce6">
            <text:p>3.682.283</text:p>
          </table:table-cell>
          <table:table-cell office:value-type="percentage" office:value="0.97274772186625347" table:style-name="ce7">
            <text:p>97,3%</text:p>
          </table:table-cell>
          <table:table-cell office:value-type="float" office:value="2041668" table:style-name="ce5">
            <text:p>2.041.668</text:p>
          </table:table-cell>
          <table:table-cell office:value-type="float" office:value="1804606" table:style-name="ce5">
            <text:p>1.804.606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07775" table:style-name="ce5">
            <text:p>307.775</text:p>
          </table:table-cell>
          <table:table-cell office:value-type="float" office:value="43100" table:style-name="ce5">
            <text:p>43.100</text:p>
          </table:table-cell>
          <table:table-cell office:value-type="float" office:value="61400" table:style-name="ce5">
            <text:p>61.400</text:p>
          </table:table-cell>
          <table:table-cell office:value-type="float" office:value="15200" table:style-name="ce5">
            <text:p>15.200</text:p>
          </table:table-cell>
          <table:table-cell office:value-type="float" office:value="427475" table:style-name="ce6">
            <text:p>427.475</text:p>
          </table:table-cell>
          <table:table-cell office:value-type="float" office:value="395114" table:style-name="ce6">
            <text:p>395.114</text:p>
          </table:table-cell>
          <table:table-cell office:value-type="percentage" office:value="0.92429732732908354" table:style-name="ce7">
            <text:p>92,4%</text:p>
          </table:table-cell>
          <table:table-cell office:value-type="float" office:value="226506" table:style-name="ce5">
            <text:p>226.506</text:p>
          </table:table-cell>
          <table:table-cell office:value-type="float" office:value="196067" table:style-name="ce5">
            <text:p>196.067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6178689" table:style-name="ce5">
            <text:p>6.178.689</text:p>
          </table:table-cell>
          <table:table-cell office:value-type="float" office:value="1067600" table:style-name="ce5">
            <text:p>1.067.6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81450" table:style-name="ce5">
            <text:p>381.450</text:p>
          </table:table-cell>
          <table:table-cell office:value-type="float" office:value="8937139" table:style-name="ce6">
            <text:p>8.937.139</text:p>
          </table:table-cell>
          <table:table-cell office:value-type="float" office:value="8281945" table:style-name="ce6">
            <text:p>8.281.945</text:p>
          </table:table-cell>
          <table:table-cell office:value-type="percentage" office:value="0.92668861925499868" table:style-name="ce7">
            <text:p>92,7%</text:p>
          </table:table-cell>
          <table:table-cell office:value-type="float" office:value="4731562" table:style-name="ce5">
            <text:p>4.731.562</text:p>
          </table:table-cell>
          <table:table-cell office:value-type="float" office:value="4142382" table:style-name="ce5">
            <text:p>4.142.382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377815" table:style-name="ce5">
            <text:p>1.377.815</text:p>
          </table:table-cell>
          <table:table-cell office:value-type="float" office:value="246000" table:style-name="ce5">
            <text:p>246.0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971815" table:style-name="ce6">
            <text:p>1.971.815</text:p>
          </table:table-cell>
          <table:table-cell office:value-type="float" office:value="1838033" table:style-name="ce6">
            <text:p>1.838.033</text:p>
          </table:table-cell>
          <table:table-cell office:value-type="percentage" office:value="0.93215286423929222" table:style-name="ce7">
            <text:p>93,2%</text:p>
          </table:table-cell>
          <table:table-cell office:value-type="float" office:value="1073494" table:style-name="ce5">
            <text:p>1.073.494</text:p>
          </table:table-cell>
          <table:table-cell office:value-type="float" office:value="827663" table:style-name="ce5">
            <text:p>827.663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611475" table:style-name="ce5">
            <text:p>611.475</text:p>
          </table:table-cell>
          <table:table-cell office:value-type="float" office:value="98000" table:style-name="ce5">
            <text:p>98.000</text:p>
          </table:table-cell>
          <table:table-cell office:value-type="float" office:value="145700" table:style-name="ce5">
            <text:p>145.700</text:p>
          </table:table-cell>
          <table:table-cell office:value-type="float" office:value="32750" table:style-name="ce5">
            <text:p>32.750</text:p>
          </table:table-cell>
          <table:table-cell office:value-type="float" office:value="887925" table:style-name="ce6">
            <text:p>887.925</text:p>
          </table:table-cell>
          <table:table-cell office:value-type="float" office:value="839438" table:style-name="ce6">
            <text:p>839.438</text:p>
          </table:table-cell>
          <table:table-cell office:value-type="percentage" office:value="0.94539291043725537" table:style-name="ce7">
            <text:p>94,5%</text:p>
          </table:table-cell>
          <table:table-cell office:value-type="float" office:value="467573" table:style-name="ce5">
            <text:p>467.573</text:p>
          </table:table-cell>
          <table:table-cell office:value-type="float" office:value="419753" table:style-name="ce5">
            <text:p>419.753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092950" table:style-name="ce5">
            <text:p>2.092.950</text:p>
          </table:table-cell>
          <table:table-cell office:value-type="float" office:value="301700" table:style-name="ce5">
            <text:p>301.700</text:p>
          </table:table-cell>
          <table:table-cell office:value-type="float" office:value="549600" table:style-name="ce5">
            <text:p>549.600</text:p>
          </table:table-cell>
          <table:table-cell office:value-type="float" office:value="110850" table:style-name="ce5">
            <text:p>110.850</text:p>
          </table:table-cell>
          <table:table-cell office:value-type="float" office:value="3055100" table:style-name="ce6">
            <text:p>3.055.100</text:p>
          </table:table-cell>
          <table:table-cell office:value-type="float" office:value="2849782" table:style-name="ce6">
            <text:p>2.849.782</text:p>
          </table:table-cell>
          <table:table-cell office:value-type="percentage" office:value="0.93279499852705317" table:style-name="ce7">
            <text:p>93,3%</text:p>
          </table:table-cell>
          <table:table-cell office:value-type="float" office:value="1574155" table:style-name="ce5">
            <text:p>1.574.155</text:p>
          </table:table-cell>
          <table:table-cell office:value-type="float" office:value="1436612" table:style-name="ce5">
            <text:p>1.436.612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76860" table:style-name="ce5">
            <text:p>76.860</text:p>
          </table:table-cell>
          <table:table-cell office:value-type="float" office:value="16700" table:style-name="ce5">
            <text:p>16.7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15810" table:style-name="ce6">
            <text:p>115.810</text:p>
          </table:table-cell>
          <table:table-cell office:value-type="float" office:value="96706" table:style-name="ce6">
            <text:p>96.706</text:p>
          </table:table-cell>
          <table:table-cell office:value-type="percentage" office:value="0.83504015197305936" table:style-name="ce7">
            <text:p>83,5%</text:p>
          </table:table-cell>
          <table:table-cell office:value-type="float" office:value="53869" table:style-name="ce5">
            <text:p>53.869</text:p>
          </table:table-cell>
          <table:table-cell office:value-type="float" office:value="48678" table:style-name="ce5">
            <text:p>48.678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78030" table:style-name="ce5">
            <text:p>78.030</text:p>
          </table:table-cell>
          <table:table-cell office:value-type="float" office:value="16500" table:style-name="ce5">
            <text:p>16.5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15380" table:style-name="ce6">
            <text:p>115.380</text:p>
          </table:table-cell>
          <table:table-cell office:value-type="float" office:value="89951" table:style-name="ce6">
            <text:p>89.951</text:p>
          </table:table-cell>
          <table:table-cell office:value-type="percentage" office:value="0.7796065175940371" table:style-name="ce7">
            <text:p>78,0%</text:p>
          </table:table-cell>
          <table:table-cell office:value-type="float" office:value="51355" table:style-name="ce5">
            <text:p>51.355</text:p>
          </table:table-cell>
          <table:table-cell office:value-type="float" office:value="46326" table:style-name="ce5">
            <text:p>46.326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900" table:style-name="ce5">
            <text:p>103.900</text:p>
          </table:table-cell>
          <table:table-cell office:value-type="float" office:value="2000" table:style-name="ce5">
            <text:p>2.000</text:p>
          </table:table-cell>
          <table:table-cell office:value-type="float" office:value="213568" table:style-name="ce6">
            <text:p>213.568</text:p>
          </table:table-cell>
          <table:table-cell office:value-type="float" office:value="168432" table:style-name="ce6">
            <text:p>168.432</text:p>
          </table:table-cell>
          <table:table-cell office:value-type="percentage" office:value="0.78865747677554687" table:style-name="ce7">
            <text:p>78,9%</text:p>
          </table:table-cell>
          <table:table-cell office:value-type="float" office:value="90901" table:style-name="ce5">
            <text:p>90.901</text:p>
          </table:table-cell>
          <table:table-cell office:value-type="float" office:value="78710" table:style-name="ce5">
            <text:p>78.710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4435" table:style-name="ce6">
            <text:p>4.435</text:p>
          </table:table-cell>
          <table:table-cell office:value-type="percentage" office:value="0.64368650217706824" table:style-name="ce7">
            <text:p>64,4%</text:p>
          </table:table-cell>
          <table:table-cell office:value-type="float" office:value="3404" table:style-name="ce5">
            <text:p>3.404</text:p>
          </table:table-cell>
          <table:table-cell office:value-type="float" office:value="2895" table:style-name="ce5">
            <text:p>2.895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43935477" table:style-name="ce11">
            <text:p>43.935.477</text:p>
          </table:table-cell>
          <table:table-cell office:value-type="float" office:value="7148680" table:style-name="ce12">
            <text:p>7.148.680</text:p>
          </table:table-cell>
          <table:table-cell office:value-type="float" office:value="10084400" table:style-name="ce13">
            <text:p>10.084.4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63816892" table:style-name="ce15">
            <text:p>63.816.892</text:p>
          </table:table-cell>
          <table:table-cell office:value-type="float" office:value="59927147" table:style-name="ce15">
            <text:p>59.927.147</text:p>
          </table:table-cell>
          <table:table-cell office:value-type="percentage" office:value="0.93904834788883174" table:style-name="ce16">
            <text:p>93,9%</text:p>
          </table:table-cell>
          <table:table-cell office:value-type="float" office:value="33871458" table:style-name="ce15">
            <text:p>33.871.458</text:p>
          </table:table-cell>
          <table:table-cell office:value-type="float" office:value="28993301" table:style-name="ce15">
            <text:p>28.993.301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64905" table:style-name="ce23">
            <text:p>4.364.905</text:p>
          </table:table-cell>
          <table:table-cell office:value-type="percentage" office:value="0.94270761454362784" table:style-name="ce24">
            <text:p>94,3%</text:p>
          </table:table-cell>
          <table:table-cell office:value-type="float" office:value="4154018" table:style-name="ce23">
            <text:p>4.154.018</text:p>
          </table:table-cell>
          <table:table-cell office:value-type="percentage" office:value="0.89716142723639847" table:style-name="ce24">
            <text:p>89,7%</text:p>
          </table:table-cell>
          <table:table-cell office:value-type="date" office:date-value="2021-08-10T00:00:00" table:style-name="ce25">
            <text:p>1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30238" table:style-name="ce5">
            <text:p>730.238</text:p>
          </table:table-cell>
          <table:table-cell office:value-type="percentage" office:value="0.92747714450464736" table:style-name="ce26">
            <text:p>92,7%</text:p>
          </table:table-cell>
          <table:table-cell office:value-type="float" office:value="709522" table:style-name="ce5">
            <text:p>709.522</text:p>
          </table:table-cell>
          <table:table-cell office:value-type="percentage" office:value="0.90116570011862762" table:style-name="ce26">
            <text:p>90,1%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43726" table:style-name="ce5">
            <text:p>643.726</text:p>
          </table:table-cell>
          <table:table-cell office:value-type="percentage" office:value="0.9517435112698025" table:style-name="ce26">
            <text:p>95,2%</text:p>
          </table:table-cell>
          <table:table-cell office:value-type="float" office:value="626786" table:style-name="ce5">
            <text:p>626.786</text:p>
          </table:table-cell>
          <table:table-cell office:value-type="percentage" office:value="0.92669786284033029" table:style-name="ce26">
            <text:p>92,7%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39631" table:style-name="ce5">
            <text:p>539.631</text:p>
          </table:table-cell>
          <table:table-cell office:value-type="percentage" office:value="0.87141546818934923" table:style-name="ce26">
            <text:p>87,1%</text:p>
          </table:table-cell>
          <table:table-cell office:value-type="float" office:value="520348" table:style-name="ce5">
            <text:p>520.348</text:p>
          </table:table-cell>
          <table:table-cell office:value-type="percentage" office:value="0.84027658907918834" table:style-name="ce26">
            <text:p>84,0%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76646" table:style-name="ce5">
            <text:p>1.076.646</text:p>
          </table:table-cell>
          <table:table-cell office:value-type="percentage" office:value="0.88373177268231418" table:style-name="ce26">
            <text:p>88,4%</text:p>
          </table:table-cell>
          <table:table-cell office:value-type="float" office:value="1033601" table:style-name="ce5">
            <text:p>1.033.601</text:p>
          </table:table-cell>
          <table:table-cell office:value-type="percentage" office:value="0.84839960764839384" table:style-name="ce26">
            <text:p>84,8%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8660" table:style-name="ce5">
            <text:p>338.660</text:p>
          </table:table-cell>
          <table:table-cell office:value-type="percentage" office:value="0.94285412014944903" table:style-name="ce26">
            <text:p>94,3%</text:p>
          </table:table-cell>
          <table:table-cell office:value-type="float" office:value="331023" table:style-name="ce5">
            <text:p>331.023</text:p>
          </table:table-cell>
          <table:table-cell office:value-type="percentage" office:value="0.92159215559626484" table:style-name="ce26">
            <text:p>92,2%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51105" table:style-name="ce5">
            <text:p>1.451.105</text:p>
          </table:table-cell>
          <table:table-cell office:value-type="percentage" office:value="0.94712105171781358" table:style-name="ce26">
            <text:p>94,7%</text:p>
          </table:table-cell>
          <table:table-cell office:value-type="float" office:value="1419379" table:style-name="ce5">
            <text:p>1.419.379</text:p>
          </table:table-cell>
          <table:table-cell office:value-type="percentage" office:value="0.92641382344225853" table:style-name="ce26">
            <text:p>92,6%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70734" table:style-name="ce5">
            <text:p>1.070.734</text:p>
          </table:table-cell>
          <table:table-cell office:value-type="percentage" office:value="0.93040800401799761" table:style-name="ce26">
            <text:p>93,0%</text:p>
          </table:table-cell>
          <table:table-cell office:value-type="float" office:value="990233" table:style-name="ce5">
            <text:p>990.233</text:p>
          </table:table-cell>
          <table:table-cell office:value-type="percentage" office:value="0.86045713411804781" table:style-name="ce26">
            <text:p>86,0%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896666" table:style-name="ce5">
            <text:p>3.896.666</text:p>
          </table:table-cell>
          <table:table-cell office:value-type="percentage" office:value="0.90021247020115247" table:style-name="ce26">
            <text:p>90,0%</text:p>
          </table:table-cell>
          <table:table-cell office:value-type="float" office:value="3742970" table:style-name="ce5">
            <text:p>3.742.970</text:p>
          </table:table-cell>
          <table:table-cell office:value-type="percentage" office:value="0.86470543525896437" table:style-name="ce26">
            <text:p>86,5%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15887" table:style-name="ce5">
            <text:p>2.715.887</text:p>
          </table:table-cell>
          <table:table-cell office:value-type="percentage" office:value="0.93682190985094049" table:style-name="ce26">
            <text:p>93,7%</text:p>
          </table:table-cell>
          <table:table-cell office:value-type="float" office:value="2646250" table:style-name="ce5">
            <text:p>2.646.250</text:p>
          </table:table-cell>
          <table:table-cell office:value-type="percentage" office:value="0.91280122440405331" table:style-name="ce26">
            <text:p>91,3%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7785" table:style-name="ce5">
            <text:p>607.785</text:p>
          </table:table-cell>
          <table:table-cell office:value-type="percentage" office:value="0.97732228311207159" table:style-name="ce26">
            <text:p>97,7%</text:p>
          </table:table-cell>
          <table:table-cell office:value-type="float" office:value="596493" table:style-name="ce5">
            <text:p>596.493</text:p>
          </table:table-cell>
          <table:table-cell office:value-type="percentage" office:value="0.95916467273849959" table:style-name="ce26">
            <text:p>95,9%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50933" table:style-name="ce5">
            <text:p>1.650.933</text:p>
          </table:table-cell>
          <table:table-cell office:value-type="percentage" office:value="0.95978840777372953" table:style-name="ce26">
            <text:p>96,0%</text:p>
          </table:table-cell>
          <table:table-cell office:value-type="float" office:value="1625960" table:style-name="ce5">
            <text:p>1.625.960</text:p>
          </table:table-cell>
          <table:table-cell office:value-type="percentage" office:value="0.9452700742572675" table:style-name="ce26">
            <text:p>94,5%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8959" table:style-name="ce5">
            <text:p>178.959</text:p>
          </table:table-cell>
          <table:table-cell office:value-type="percentage" office:value="0.94857442714710516" table:style-name="ce26">
            <text:p>94,9%</text:p>
          </table:table-cell>
          <table:table-cell office:value-type="float" office:value="172532" table:style-name="ce5">
            <text:p>172.532</text:p>
          </table:table-cell>
          <table:table-cell office:value-type="percentage" office:value="0.91450803292678406" table:style-name="ce26">
            <text:p>91,5%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57974" table:style-name="ce5">
            <text:p>3.457.974</text:p>
          </table:table-cell>
          <table:table-cell office:value-type="percentage" office:value="0.92650444232479878" table:style-name="ce26">
            <text:p>92,7%</text:p>
          </table:table-cell>
          <table:table-cell office:value-type="float" office:value="3365658" table:style-name="ce5">
            <text:p>3.365.658</text:p>
          </table:table-cell>
          <table:table-cell office:value-type="percentage" office:value="0.90176996366832074" table:style-name="ce26">
            <text:p>90,2%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43472" table:style-name="ce5">
            <text:p>743.472</text:p>
          </table:table-cell>
          <table:table-cell office:value-type="percentage" office:value="0.94470083558663875" table:style-name="ce26">
            <text:p>94,5%</text:p>
          </table:table-cell>
          <table:table-cell office:value-type="float" office:value="689259" table:style-name="ce5">
            <text:p>689.259</text:p>
          </table:table-cell>
          <table:table-cell office:value-type="percentage" office:value="0.8758144936670258" table:style-name="ce26">
            <text:p>87,6%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9796" table:style-name="ce5">
            <text:p>349.796</text:p>
          </table:table-cell>
          <table:table-cell office:value-type="percentage" office:value="0.93155223196927817" table:style-name="ce26">
            <text:p>93,2%</text:p>
          </table:table-cell>
          <table:table-cell office:value-type="float" office:value="341979" table:style-name="ce5">
            <text:p>341.979</text:p>
          </table:table-cell>
          <table:table-cell office:value-type="percentage" office:value="0.91073454452487101" table:style-name="ce26">
            <text:p>91,1%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66583" table:style-name="ce5">
            <text:p>1.266.583</text:p>
          </table:table-cell>
          <table:table-cell office:value-type="percentage" office:value="0.93594948494746022" table:style-name="ce26">
            <text:p>93,6%</text:p>
          </table:table-cell>
          <table:table-cell office:value-type="float" office:value="1245804" table:style-name="ce5">
            <text:p>1.245.804</text:p>
          </table:table-cell>
          <table:table-cell office:value-type="percentage" office:value="0.92059471202873067" table:style-name="ce26">
            <text:p>92,1%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3952" table:style-name="ce5">
            <text:p>33.952</text:p>
          </table:table-cell>
          <table:table-cell office:value-type="percentage" office:value="0.87105546718661808" table:style-name="ce26">
            <text:p>87,1%</text:p>
          </table:table-cell>
          <table:table-cell office:value-type="float" office:value="32818" table:style-name="ce5">
            <text:p>32.818</text:p>
          </table:table-cell>
          <table:table-cell office:value-type="percentage" office:value="0.84196213248499152" table:style-name="ce26">
            <text:p>84,2%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073" table:style-name="ce5">
            <text:p>31.073</text:p>
          </table:table-cell>
          <table:table-cell office:value-type="percentage" office:value="0.83473472128945603" table:style-name="ce26">
            <text:p>83,5%</text:p>
          </table:table-cell>
          <table:table-cell office:value-type="float" office:value="30188" table:style-name="ce5">
            <text:p>30.188</text:p>
          </table:table-cell>
          <table:table-cell office:value-type="percentage" office:value="0.81096037609133642" table:style-name="ce26">
            <text:p>81,1%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777" table:style-name="ce5">
            <text:p>34.777</text:p>
          </table:table-cell>
          <table:table-cell office:value-type="string" table:style-name="ce26">
            <text:p>-</text:p>
          </table:table-cell>
          <table:table-cell office:value-type="float" office:value="31436" table:style-name="ce5">
            <text:p>31.436</text:p>
          </table:table-cell>
          <table:table-cell office:value-type="string" table:style-name="ce26">
            <text:p>-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480" table:style-name="ce5">
            <text:p>1.480</text:p>
          </table:table-cell>
          <table:table-cell office:value-type="string" table:style-name="ce26">
            <text:p>-</text:p>
          </table:table-cell>
          <table:table-cell office:value-type="float" office:value="1359" table:style-name="ce5">
            <text:p>1.359</text:p>
          </table:table-cell>
          <table:table-cell office:value-type="string" table:style-name="ce26">
            <text:p>-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184982" table:style-name="ce15">
            <text:p>25.184.982</text:p>
          </table:table-cell>
          <table:table-cell office:value-type="percentage" office:value="0.93084309496513506" table:style-name="ce16">
            <text:p>93,1%</text:p>
          </table:table-cell>
          <table:table-cell office:value-type="float" office:value="24307616" table:style-name="ce15">
            <text:p>24.307.616</text:p>
          </table:table-cell>
          <table:table-cell office:value-type="percentage" office:value="0.89841543300146232" table:style-name="ce16">
            <text:p>89,8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808" table:style-name="ce35">
            <text:p>432.808</text:p>
          </table:table-cell>
          <table:table-cell office:value-type="percentage" office:value="1" table:style-name="ce36">
            <text:p>100,0%</text:p>
          </table:table-cell>
          <table:table-cell office:value-type="float" office:value="650839" table:style-name="ce35">
            <text:p>650.839</text:p>
          </table:table-cell>
          <table:table-cell office:value-type="percentage" office:value="1" table:style-name="ce36">
            <text:p>100,0%</text:p>
          </table:table-cell>
          <table:table-cell office:value-type="float" office:value="912653" table:style-name="ce35">
            <text:p>912.653</text:p>
          </table:table-cell>
          <table:table-cell office:value-type="percentage" office:value="0.99618620155935678" table:style-name="ce36">
            <text:p>99,6%</text:p>
          </table:table-cell>
          <table:table-cell office:value-type="float" office:value="1181214" table:style-name="ce35">
            <text:p>1.181.214</text:p>
          </table:table-cell>
          <table:table-cell office:value-type="percentage" office:value="0.93375050690858097" table:style-name="ce36">
            <text:p>93,4%</text:p>
          </table:table-cell>
          <table:table-cell office:value-type="float" office:value="1187391" table:style-name="ce35">
            <text:p>1.187.391</text:p>
          </table:table-cell>
          <table:table-cell office:value-type="percentage" office:value="0.85725146089058368" table:style-name="ce36">
            <text:p>85,7%</text:p>
          </table:table-cell>
          <table:table-cell office:value-type="float" office:value="834845" table:style-name="ce35">
            <text:p>834.845</text:p>
          </table:table-cell>
          <table:table-cell office:value-type="percentage" office:value="0.73218080418025688" table:style-name="ce36">
            <text:p>73,2%</text:p>
          </table:table-cell>
          <table:table-cell office:value-type="float" office:value="620101" table:style-name="ce35">
            <text:p>620.101</text:p>
          </table:table-cell>
          <table:table-cell office:value-type="percentage" office:value="0.66772875676234456" table:style-name="ce36">
            <text:p>66,8%</text:p>
          </table:table-cell>
          <table:table-cell office:value-type="float" office:value="285177" table:style-name="ce35">
            <text:p>285.177</text:p>
          </table:table-cell>
          <table:table-cell office:value-type="percentage" office:value="0.37876789563651286" table:style-name="ce36">
            <text:p>37,9%</text:p>
          </table:table-cell>
          <table:table-cell office:value-type="float" office:value="6105028" table:style-name="ce35">
            <text:p>6.105.028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1924966200235505" table:style-name="ce36">
            <text:p>81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959" table:style-name="ce38">
            <text:p>100.959</text:p>
          </table:table-cell>
          <table:table-cell office:value-type="percentage" office:value="1" table:style-name="ce39">
            <text:p>100,0%</text:p>
          </table:table-cell>
          <table:table-cell office:value-type="float" office:value="118692" table:style-name="ce38">
            <text:p>118.692</text:p>
          </table:table-cell>
          <table:table-cell office:value-type="percentage" office:value="0.99778907990416543" table:style-name="ce39">
            <text:p>99,8%</text:p>
          </table:table-cell>
          <table:table-cell office:value-type="float" office:value="151903" table:style-name="ce38">
            <text:p>151.903</text:p>
          </table:table-cell>
          <table:table-cell office:value-type="percentage" office:value="0.97145177690945017" table:style-name="ce39">
            <text:p>97,1%</text:p>
          </table:table-cell>
          <table:table-cell office:value-type="float" office:value="180218" table:style-name="ce38">
            <text:p>180.218</text:p>
          </table:table-cell>
          <table:table-cell office:value-type="percentage" office:value="0.90897077663341164" table:style-name="ce39">
            <text:p>90,9%</text:p>
          </table:table-cell>
          <table:table-cell office:value-type="float" office:value="178466" table:style-name="ce38">
            <text:p>178.466</text:p>
          </table:table-cell>
          <table:table-cell office:value-type="percentage" office:value="0.83029454320447749" table:style-name="ce39">
            <text:p>83,0%</text:p>
          </table:table-cell>
          <table:table-cell office:value-type="float" office:value="111425" table:style-name="ce38">
            <text:p>111.425</text:p>
          </table:table-cell>
          <table:table-cell office:value-type="percentage" office:value="0.67823795089052019" table:style-name="ce39">
            <text:p>67,8%</text:p>
          </table:table-cell>
          <table:table-cell office:value-type="float" office:value="83194" table:style-name="ce38">
            <text:p>83.194</text:p>
          </table:table-cell>
          <table:table-cell office:value-type="percentage" office:value="0.63798590501606578" table:style-name="ce39">
            <text:p>63,8%</text:p>
          </table:table-cell>
          <table:table-cell office:value-type="float" office:value="37841" table:style-name="ce38">
            <text:p>37.841</text:p>
          </table:table-cell>
          <table:table-cell office:value-type="percentage" office:value="0.3669999709045767" table:style-name="ce39">
            <text:p>36,7%</text:p>
          </table:table-cell>
          <table:table-cell office:value-type="float" office:value="962698" table:style-name="ce38">
            <text:p>962.698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1231151920373557" table:style-name="ce39">
            <text:p>81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694" table:style-name="ce38">
            <text:p>88.694</text:p>
          </table:table-cell>
          <table:table-cell office:value-type="percentage" office:value="1" table:style-name="ce39">
            <text:p>100,0%</text:p>
          </table:table-cell>
          <table:table-cell office:value-type="float" office:value="113920" table:style-name="ce38">
            <text:p>113.920</text:p>
          </table:table-cell>
          <table:table-cell office:value-type="percentage" office:value="1" table:style-name="ce39">
            <text:p>100,0%</text:p>
          </table:table-cell>
          <table:table-cell office:value-type="float" office:value="145896" table:style-name="ce38">
            <text:p>145.896</text:p>
          </table:table-cell>
          <table:table-cell office:value-type="percentage" office:value="0.97490177211129825" table:style-name="ce39">
            <text:p>97,5%</text:p>
          </table:table-cell>
          <table:table-cell office:value-type="float" office:value="149806" table:style-name="ce38">
            <text:p>149.806</text:p>
          </table:table-cell>
          <table:table-cell office:value-type="percentage" office:value="0.92106120692305327" table:style-name="ce39">
            <text:p>92,1%</text:p>
          </table:table-cell>
          <table:table-cell office:value-type="float" office:value="145410" table:style-name="ce38">
            <text:p>145.410</text:p>
          </table:table-cell>
          <table:table-cell office:value-type="percentage" office:value="0.87075506158940796" table:style-name="ce39">
            <text:p>87,1%</text:p>
          </table:table-cell>
          <table:table-cell office:value-type="float" office:value="83562" table:style-name="ce38">
            <text:p>83.562</text:p>
          </table:table-cell>
          <table:table-cell office:value-type="percentage" office:value="0.73011157613301758" table:style-name="ce39">
            <text:p>73,0%</text:p>
          </table:table-cell>
          <table:table-cell office:value-type="float" office:value="53690" table:style-name="ce38">
            <text:p>53.690</text:p>
          </table:table-cell>
          <table:table-cell office:value-type="percentage" office:value="0.67866668352062287" table:style-name="ce39">
            <text:p>67,9%</text:p>
          </table:table-cell>
          <table:table-cell office:value-type="float" office:value="24716" table:style-name="ce38">
            <text:p>24.716</text:p>
          </table:table-cell>
          <table:table-cell office:value-type="percentage" office:value="0.38618750000000002" table:style-name="ce39">
            <text:p>38,6%</text:p>
          </table:table-cell>
          <table:table-cell office:value-type="float" office:value="805694" table:style-name="ce38">
            <text:p>805.694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6269483589188445" table:style-name="ce39">
            <text:p>86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111" table:style-name="ce38">
            <text:p>51.111</text:p>
          </table:table-cell>
          <table:table-cell office:value-type="percentage" office:value="1" table:style-name="ce39">
            <text:p>100,0%</text:p>
          </table:table-cell>
          <table:table-cell office:value-type="float" office:value="78456" table:style-name="ce38">
            <text:p>78.456</text:p>
          </table:table-cell>
          <table:table-cell office:value-type="percentage" office:value="0.97441502310099859" table:style-name="ce39">
            <text:p>97,4%</text:p>
          </table:table-cell>
          <table:table-cell office:value-type="float" office:value="107685" table:style-name="ce38">
            <text:p>107.685</text:p>
          </table:table-cell>
          <table:table-cell office:value-type="percentage" office:value="0.91857102643498734" table:style-name="ce39">
            <text:p>91,9%</text:p>
          </table:table-cell>
          <table:table-cell office:value-type="float" office:value="144671" table:style-name="ce38">
            <text:p>144.671</text:p>
          </table:table-cell>
          <table:table-cell office:value-type="percentage" office:value="0.87257911783687281" table:style-name="ce39">
            <text:p>87,3%</text:p>
          </table:table-cell>
          <table:table-cell office:value-type="float" office:value="157708" table:style-name="ce38">
            <text:p>157.708</text:p>
          </table:table-cell>
          <table:table-cell office:value-type="percentage" office:value="0.76493413266592947" table:style-name="ce39">
            <text:p>76,5%</text:p>
          </table:table-cell>
          <table:table-cell office:value-type="float" office:value="111824" table:style-name="ce38">
            <text:p>111.824</text:p>
          </table:table-cell>
          <table:table-cell office:value-type="percentage" office:value="0.61378693320599165" table:style-name="ce39">
            <text:p>61,4%</text:p>
          </table:table-cell>
          <table:table-cell office:value-type="float" office:value="82320" table:style-name="ce38">
            <text:p>82.320</text:p>
          </table:table-cell>
          <table:table-cell office:value-type="percentage" office:value="0.59677255658175177" table:style-name="ce39">
            <text:p>59,7%</text:p>
          </table:table-cell>
          <table:table-cell office:value-type="float" office:value="57067" table:style-name="ce38">
            <text:p>57.067</text:p>
          </table:table-cell>
          <table:table-cell office:value-type="percentage" office:value="0.59768537913699205" table:style-name="ce39">
            <text:p>59,8%</text:p>
          </table:table-cell>
          <table:table-cell office:value-type="float" office:value="790842" table:style-name="ce38">
            <text:p>790.842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6419675185313674" table:style-name="ce39">
            <text:p>76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365" table:style-name="ce38">
            <text:p>92.365</text:p>
          </table:table-cell>
          <table:table-cell office:value-type="percentage" office:value="1" table:style-name="ce39">
            <text:p>100,0%</text:p>
          </table:table-cell>
          <table:table-cell office:value-type="float" office:value="149992" table:style-name="ce38">
            <text:p>149.992</text:p>
          </table:table-cell>
          <table:table-cell office:value-type="percentage" office:value="0.97062725278423101" table:style-name="ce39">
            <text:p>97,1%</text:p>
          </table:table-cell>
          <table:table-cell office:value-type="float" office:value="219875" table:style-name="ce38">
            <text:p>219.875</text:p>
          </table:table-cell>
          <table:table-cell office:value-type="percentage" office:value="0.93527214877579845" table:style-name="ce39">
            <text:p>93,5%</text:p>
          </table:table-cell>
          <table:table-cell office:value-type="float" office:value="312190" table:style-name="ce38">
            <text:p>312.190</text:p>
          </table:table-cell>
          <table:table-cell office:value-type="percentage" office:value="0.89066850778290041" table:style-name="ce39">
            <text:p>89,1%</text:p>
          </table:table-cell>
          <table:table-cell office:value-type="float" office:value="302224" table:style-name="ce38">
            <text:p>302.224</text:p>
          </table:table-cell>
          <table:table-cell office:value-type="percentage" office:value="0.77908043843639474" table:style-name="ce39">
            <text:p>77,9%</text:p>
          </table:table-cell>
          <table:table-cell office:value-type="float" office:value="208821" table:style-name="ce38">
            <text:p>208.821</text:p>
          </table:table-cell>
          <table:table-cell office:value-type="percentage" office:value="0.67159268526439697" table:style-name="ce39">
            <text:p>67,2%</text:p>
          </table:table-cell>
          <table:table-cell office:value-type="float" office:value="162841" table:style-name="ce38">
            <text:p>162.841</text:p>
          </table:table-cell>
          <table:table-cell office:value-type="percentage" office:value="0.64684128573017463" table:style-name="ce39">
            <text:p>64,7%</text:p>
          </table:table-cell>
          <table:table-cell office:value-type="float" office:value="102504" table:style-name="ce38">
            <text:p>102.504</text:p>
          </table:table-cell>
          <table:table-cell office:value-type="percentage" office:value="0.57010962363109507" table:style-name="ce39">
            <text:p>57,0%</text:p>
          </table:table-cell>
          <table:table-cell office:value-type="float" office:value="1550812" table:style-name="ce38">
            <text:p>1.550.812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9091828023015398" table:style-name="ce39">
            <text:p>79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13" table:style-name="ce38">
            <text:p>42.313</text:p>
          </table:table-cell>
          <table:table-cell office:value-type="percentage" office:value="1" table:style-name="ce39">
            <text:p>100,0%</text:p>
          </table:table-cell>
          <table:table-cell office:value-type="float" office:value="55871" table:style-name="ce38">
            <text:p>55.871</text:p>
          </table:table-cell>
          <table:table-cell office:value-type="percentage" office:value="1" table:style-name="ce39">
            <text:p>100,0%</text:p>
          </table:table-cell>
          <table:table-cell office:value-type="float" office:value="75443" table:style-name="ce38">
            <text:p>75.443</text:p>
          </table:table-cell>
          <table:table-cell office:value-type="percentage" office:value="0.97540888228069045" table:style-name="ce39">
            <text:p>97,5%</text:p>
          </table:table-cell>
          <table:table-cell office:value-type="float" office:value="81936" table:style-name="ce38">
            <text:p>81.936</text:p>
          </table:table-cell>
          <table:table-cell office:value-type="percentage" office:value="0.91076430572228895" table:style-name="ce39">
            <text:p>91,1%</text:p>
          </table:table-cell>
          <table:table-cell office:value-type="float" office:value="83097" table:style-name="ce38">
            <text:p>83.097</text:p>
          </table:table-cell>
          <table:table-cell office:value-type="percentage" office:value="0.84993198253024993" table:style-name="ce39">
            <text:p>85,0%</text:p>
          </table:table-cell>
          <table:table-cell office:value-type="float" office:value="46985" table:style-name="ce38">
            <text:p>46.985</text:p>
          </table:table-cell>
          <table:table-cell office:value-type="percentage" office:value="0.66670923616136679" table:style-name="ce39">
            <text:p>66,7%</text:p>
          </table:table-cell>
          <table:table-cell office:value-type="float" office:value="25005" table:style-name="ce38">
            <text:p>25.005</text:p>
          </table:table-cell>
          <table:table-cell office:value-type="percentage" office:value="0.49509949509949508" table:style-name="ce39">
            <text:p>49,5%</text:p>
          </table:table-cell>
          <table:table-cell office:value-type="float" office:value="2184" table:style-name="ce38">
            <text:p>2.184</text:p>
          </table:table-cell>
          <table:table-cell office:value-type="percentage" office:value="4.9678138434592727E-2" table:style-name="ce39">
            <text:p>5,0%</text:p>
          </table:table-cell>
          <table:table-cell office:value-type="float" office:value="412834" table:style-name="ce38">
            <text:p>412.834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8766024265111323" table:style-name="ce39">
            <text:p>78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910" table:style-name="ce38">
            <text:p>228.910</text:p>
          </table:table-cell>
          <table:table-cell office:value-type="percentage" office:value="1" table:style-name="ce39">
            <text:p>100,0%</text:p>
          </table:table-cell>
          <table:table-cell office:value-type="float" office:value="249632" table:style-name="ce38">
            <text:p>249.632</text:p>
          </table:table-cell>
          <table:table-cell office:value-type="percentage" office:value="1" table:style-name="ce39">
            <text:p>100,0%</text:p>
          </table:table-cell>
          <table:table-cell office:value-type="float" office:value="316119" table:style-name="ce38">
            <text:p>316.119</text:p>
          </table:table-cell>
          <table:table-cell office:value-type="percentage" office:value="0.99229066938711452" table:style-name="ce39">
            <text:p>99,2%</text:p>
          </table:table-cell>
          <table:table-cell office:value-type="float" office:value="345585" table:style-name="ce38">
            <text:p>345.585</text:p>
          </table:table-cell>
          <table:table-cell office:value-type="percentage" office:value="0.90663081261887579" table:style-name="ce39">
            <text:p>90,7%</text:p>
          </table:table-cell>
          <table:table-cell office:value-type="float" office:value="310859" table:style-name="ce38">
            <text:p>310.859</text:p>
          </table:table-cell>
          <table:table-cell office:value-type="percentage" office:value="0.8556419537303368" table:style-name="ce39">
            <text:p>85,6%</text:p>
          </table:table-cell>
          <table:table-cell office:value-type="float" office:value="198459" table:style-name="ce38">
            <text:p>198.459</text:p>
          </table:table-cell>
          <table:table-cell office:value-type="percentage" office:value="0.74111874166769365" table:style-name="ce39">
            <text:p>74,1%</text:p>
          </table:table-cell>
          <table:table-cell office:value-type="float" office:value="137999" table:style-name="ce38">
            <text:p>137.999</text:p>
          </table:table-cell>
          <table:table-cell office:value-type="percentage" office:value="0.65400509938106022" table:style-name="ce39">
            <text:p>65,4%</text:p>
          </table:table-cell>
          <table:table-cell office:value-type="float" office:value="18476" table:style-name="ce38">
            <text:p>18.476</text:p>
          </table:table-cell>
          <table:table-cell office:value-type="percentage" office:value="0.11174414244414607" table:style-name="ce39">
            <text:p>11,2%</text:p>
          </table:table-cell>
          <table:table-cell office:value-type="float" office:value="1806039" table:style-name="ce38">
            <text:p>1.806.039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2988466874026134" table:style-name="ce39">
            <text:p>83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579" table:style-name="ce38">
            <text:p>137.579</text:p>
          </table:table-cell>
          <table:table-cell office:value-type="percentage" office:value="1" table:style-name="ce39">
            <text:p>100,0%</text:p>
          </table:table-cell>
          <table:table-cell office:value-type="float" office:value="157772" table:style-name="ce38">
            <text:p>157.772</text:p>
          </table:table-cell>
          <table:table-cell office:value-type="percentage" office:value="0.99164681554484257" table:style-name="ce39">
            <text:p>99,2%</text:p>
          </table:table-cell>
          <table:table-cell office:value-type="float" office:value="218807" table:style-name="ce38">
            <text:p>218.807</text:p>
          </table:table-cell>
          <table:table-cell office:value-type="percentage" office:value="1" table:style-name="ce39">
            <text:p>100,0%</text:p>
          </table:table-cell>
          <table:table-cell office:value-type="float" office:value="281114" table:style-name="ce38">
            <text:p>281.114</text:p>
          </table:table-cell>
          <table:table-cell office:value-type="percentage" office:value="0.91425728019565633" table:style-name="ce39">
            <text:p>91,4%</text:p>
          </table:table-cell>
          <table:table-cell office:value-type="float" office:value="275462" table:style-name="ce38">
            <text:p>275.462</text:p>
          </table:table-cell>
          <table:table-cell office:value-type="percentage" office:value="0.83320578938612544" table:style-name="ce39">
            <text:p>83,3%</text:p>
          </table:table-cell>
          <table:table-cell office:value-type="float" office:value="189483" table:style-name="ce38">
            <text:p>189.483</text:p>
          </table:table-cell>
          <table:table-cell office:value-type="percentage" office:value="0.71260732377839875" table:style-name="ce39">
            <text:p>71,3%</text:p>
          </table:table-cell>
          <table:table-cell office:value-type="float" office:value="145110" table:style-name="ce38">
            <text:p>145.110</text:p>
          </table:table-cell>
          <table:table-cell office:value-type="percentage" office:value="0.66537055972561665" table:style-name="ce39">
            <text:p>66,5%</text:p>
          </table:table-cell>
          <table:table-cell office:value-type="float" office:value="44208" table:style-name="ce38">
            <text:p>44.208</text:p>
          </table:table-cell>
          <table:table-cell office:value-type="percentage" office:value="0.25410985675855885" table:style-name="ce39">
            <text:p>25,4%</text:p>
          </table:table-cell>
          <table:table-cell office:value-type="float" office:value="1449535" table:style-name="ce38">
            <text:p>1.449.535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0138645631540306" table:style-name="ce39">
            <text:p>80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275" table:style-name="ce38">
            <text:p>457.275</text:p>
          </table:table-cell>
          <table:table-cell office:value-type="percentage" office:value="1" table:style-name="ce39">
            <text:p>100,0%</text:p>
          </table:table-cell>
          <table:table-cell office:value-type="float" office:value="614706" table:style-name="ce38">
            <text:p>614.706</text:p>
          </table:table-cell>
          <table:table-cell office:value-type="percentage" office:value="0.96759600309778815" table:style-name="ce39">
            <text:p>96,8%</text:p>
          </table:table-cell>
          <table:table-cell office:value-type="float" office:value="782913" table:style-name="ce38">
            <text:p>782.913</text:p>
          </table:table-cell>
          <table:table-cell office:value-type="percentage" office:value="0.93472774074003329" table:style-name="ce39">
            <text:p>93,5%</text:p>
          </table:table-cell>
          <table:table-cell office:value-type="float" office:value="983415" table:style-name="ce38">
            <text:p>983.415</text:p>
          </table:table-cell>
          <table:table-cell office:value-type="percentage" office:value="0.90074465551667915" table:style-name="ce39">
            <text:p>90,1%</text:p>
          </table:table-cell>
          <table:table-cell office:value-type="float" office:value="1058357" table:style-name="ce38">
            <text:p>1.058.357</text:p>
          </table:table-cell>
          <table:table-cell office:value-type="percentage" office:value="0.80376151979677313" table:style-name="ce39">
            <text:p>80,4%</text:p>
          </table:table-cell>
          <table:table-cell office:value-type="float" office:value="669442" table:style-name="ce38">
            <text:p>669.442</text:p>
          </table:table-cell>
          <table:table-cell office:value-type="percentage" office:value="0.64082775890918697" table:style-name="ce39">
            <text:p>64,1%</text:p>
          </table:table-cell>
          <table:table-cell office:value-type="float" office:value="506361" table:style-name="ce38">
            <text:p>506.361</text:p>
          </table:table-cell>
          <table:table-cell office:value-type="percentage" office:value="0.60357596238087574" table:style-name="ce39">
            <text:p>60,4%</text:p>
          </table:table-cell>
          <table:table-cell office:value-type="float" office:value="282780" table:style-name="ce38">
            <text:p>282.780</text:p>
          </table:table-cell>
          <table:table-cell office:value-type="percentage" office:value="0.43095801976938763" table:style-name="ce39">
            <text:p>43,1%</text:p>
          </table:table-cell>
          <table:table-cell office:value-type="float" office:value="5355249" table:style-name="ce38">
            <text:p>5.355.249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7969835593940917" table:style-name="ce39">
            <text:p>78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987" table:style-name="ce38">
            <text:p>295.987</text:p>
          </table:table-cell>
          <table:table-cell office:value-type="percentage" office:value="1" table:style-name="ce39">
            <text:p>100,0%</text:p>
          </table:table-cell>
          <table:table-cell office:value-type="float" office:value="431923" table:style-name="ce38">
            <text:p>431.923</text:p>
          </table:table-cell>
          <table:table-cell office:value-type="percentage" office:value="0.986436365795616" table:style-name="ce39">
            <text:p>98,6%</text:p>
          </table:table-cell>
          <table:table-cell office:value-type="float" office:value="556097" table:style-name="ce38">
            <text:p>556.097</text:p>
          </table:table-cell>
          <table:table-cell office:value-type="percentage" office:value="0.95758599550908519" table:style-name="ce39">
            <text:p>95,8%</text:p>
          </table:table-cell>
          <table:table-cell office:value-type="float" office:value="703908" table:style-name="ce38">
            <text:p>703.908</text:p>
          </table:table-cell>
          <table:table-cell office:value-type="percentage" office:value="0.93563231224429577" table:style-name="ce39">
            <text:p>93,6%</text:p>
          </table:table-cell>
          <table:table-cell office:value-type="float" office:value="727972" table:style-name="ce38">
            <text:p>727.972</text:p>
          </table:table-cell>
          <table:table-cell office:value-type="percentage" office:value="0.85484060367219827" table:style-name="ce39">
            <text:p>85,5%</text:p>
          </table:table-cell>
          <table:table-cell office:value-type="float" office:value="452508" table:style-name="ce38">
            <text:p>452.508</text:p>
          </table:table-cell>
          <table:table-cell office:value-type="percentage" office:value="0.69749783818027955" table:style-name="ce39">
            <text:p>69,7%</text:p>
          </table:table-cell>
          <table:table-cell office:value-type="float" office:value="317262" table:style-name="ce38">
            <text:p>317.262</text:p>
          </table:table-cell>
          <table:table-cell office:value-type="percentage" office:value="0.6146987363550761" table:style-name="ce39">
            <text:p>61,5%</text:p>
          </table:table-cell>
          <table:table-cell office:value-type="float" office:value="37993" table:style-name="ce38">
            <text:p>37.993</text:p>
          </table:table-cell>
          <table:table-cell office:value-type="percentage" office:value="8.9494053437793708E-2" table:style-name="ce39">
            <text:p>8,9%</text:p>
          </table:table-cell>
          <table:table-cell office:value-type="float" office:value="3523650" table:style-name="ce38">
            <text:p>3.523.650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78504671647886282" table:style-name="ce39">
            <text:p>78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105" table:style-name="ce38">
            <text:p>78.105</text:p>
          </table:table-cell>
          <table:table-cell office:value-type="percentage" office:value="1" table:style-name="ce39">
            <text:p>100,0%</text:p>
          </table:table-cell>
          <table:table-cell office:value-type="float" office:value="95728" table:style-name="ce38">
            <text:p>95.728</text:p>
          </table:table-cell>
          <table:table-cell office:value-type="percentage" office:value="1" table:style-name="ce39">
            <text:p>100,0%</text:p>
          </table:table-cell>
          <table:table-cell office:value-type="float" office:value="131581" table:style-name="ce38">
            <text:p>131.581</text:p>
          </table:table-cell>
          <table:table-cell office:value-type="percentage" office:value="1" table:style-name="ce39">
            <text:p>100,0%</text:p>
          </table:table-cell>
          <table:table-cell office:value-type="float" office:value="159220" table:style-name="ce38">
            <text:p>159.220</text:p>
          </table:table-cell>
          <table:table-cell office:value-type="percentage" office:value="0.94092757186081699" table:style-name="ce39">
            <text:p>94,1%</text:p>
          </table:table-cell>
          <table:table-cell office:value-type="float" office:value="143151" table:style-name="ce38">
            <text:p>143.151</text:p>
          </table:table-cell>
          <table:table-cell office:value-type="percentage" office:value="0.89753219556848529" table:style-name="ce39">
            <text:p>89,8%</text:p>
          </table:table-cell>
          <table:table-cell office:value-type="float" office:value="106074" table:style-name="ce38">
            <text:p>106.074</text:p>
          </table:table-cell>
          <table:table-cell office:value-type="percentage" office:value="0.79468680466590247" table:style-name="ce39">
            <text:p>79,5%</text:p>
          </table:table-cell>
          <table:table-cell office:value-type="float" office:value="69500" table:style-name="ce38">
            <text:p>69.500</text:p>
          </table:table-cell>
          <table:table-cell office:value-type="percentage" office:value="0.61330744793505121" table:style-name="ce39">
            <text:p>61,3%</text:p>
          </table:table-cell>
          <table:table-cell office:value-type="float" office:value="11231" table:style-name="ce38">
            <text:p>11.231</text:p>
          </table:table-cell>
          <table:table-cell office:value-type="percentage" office:value="0.13251917404129793" table:style-name="ce39">
            <text:p>13,3%</text:p>
          </table:table-cell>
          <table:table-cell office:value-type="float" office:value="794590" table:style-name="ce38">
            <text:p>794.590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3339538952232817" table:style-name="ce39">
            <text:p>83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531" table:style-name="ce38">
            <text:p>241.531</text:p>
          </table:table-cell>
          <table:table-cell office:value-type="percentage" office:value="1" table:style-name="ce39">
            <text:p>100,0%</text:p>
          </table:table-cell>
          <table:table-cell office:value-type="float" office:value="290107" table:style-name="ce38">
            <text:p>290.107</text:p>
          </table:table-cell>
          <table:table-cell office:value-type="percentage" office:value="1" table:style-name="ce39">
            <text:p>100,0%</text:p>
          </table:table-cell>
          <table:table-cell office:value-type="float" office:value="340536" table:style-name="ce38">
            <text:p>340.536</text:p>
          </table:table-cell>
          <table:table-cell office:value-type="percentage" office:value="0.98157825709731439" table:style-name="ce39">
            <text:p>98,2%</text:p>
          </table:table-cell>
          <table:table-cell office:value-type="float" office:value="383864" table:style-name="ce38">
            <text:p>383.864</text:p>
          </table:table-cell>
          <table:table-cell office:value-type="percentage" office:value="0.9457363959111974" table:style-name="ce39">
            <text:p>94,6%</text:p>
          </table:table-cell>
          <table:table-cell office:value-type="float" office:value="394895" table:style-name="ce38">
            <text:p>394.895</text:p>
          </table:table-cell>
          <table:table-cell office:value-type="percentage" office:value="0.8909663576409963" table:style-name="ce39">
            <text:p>89,1%</text:p>
          </table:table-cell>
          <table:table-cell office:value-type="float" office:value="238174" table:style-name="ce38">
            <text:p>238.174</text:p>
          </table:table-cell>
          <table:table-cell office:value-type="percentage" office:value="0.73645055162519169" table:style-name="ce39">
            <text:p>73,6%</text:p>
          </table:table-cell>
          <table:table-cell office:value-type="float" office:value="126845" table:style-name="ce38">
            <text:p>126.845</text:p>
          </table:table-cell>
          <table:table-cell office:value-type="percentage" office:value="0.54915772292959164" table:style-name="ce39">
            <text:p>54,9%</text:p>
          </table:table-cell>
          <table:table-cell office:value-type="float" office:value="25716" table:style-name="ce38">
            <text:p>25.716</text:p>
          </table:table-cell>
          <table:table-cell office:value-type="percentage" office:value="0.14286111095679613" table:style-name="ce39">
            <text:p>14,3%</text:p>
          </table:table-cell>
          <table:table-cell office:value-type="float" office:value="2041668" table:style-name="ce38">
            <text:p>2.041.668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3180708715472051" table:style-name="ce39">
            <text:p>83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19" table:style-name="ce38">
            <text:p>23.319</text:p>
          </table:table-cell>
          <table:table-cell office:value-type="percentage" office:value="1" table:style-name="ce39">
            <text:p>100,0%</text:p>
          </table:table-cell>
          <table:table-cell office:value-type="float" office:value="28565" table:style-name="ce38">
            <text:p>28.565</text:p>
          </table:table-cell>
          <table:table-cell office:value-type="percentage" office:value="1" table:style-name="ce39">
            <text:p>100,0%</text:p>
          </table:table-cell>
          <table:table-cell office:value-type="float" office:value="37472" table:style-name="ce38">
            <text:p>37.472</text:p>
          </table:table-cell>
          <table:table-cell office:value-type="percentage" office:value="0.99347791505382044" table:style-name="ce39">
            <text:p>99,3%</text:p>
          </table:table-cell>
          <table:table-cell office:value-type="float" office:value="44251" table:style-name="ce38">
            <text:p>44.251</text:p>
          </table:table-cell>
          <table:table-cell office:value-type="percentage" office:value="0.92839459550184622" table:style-name="ce39">
            <text:p>92,8%</text:p>
          </table:table-cell>
          <table:table-cell office:value-type="float" office:value="45352" table:style-name="ce38">
            <text:p>45.352</text:p>
          </table:table-cell>
          <table:table-cell office:value-type="percentage" office:value="0.85655466787542256" table:style-name="ce39">
            <text:p>85,7%</text:p>
          </table:table-cell>
          <table:table-cell office:value-type="float" office:value="27250" table:style-name="ce38">
            <text:p>27.250</text:p>
          </table:table-cell>
          <table:table-cell office:value-type="percentage" office:value="0.69304916198275646" table:style-name="ce39">
            <text:p>69,3%</text:p>
          </table:table-cell>
          <table:table-cell office:value-type="float" office:value="17183" table:style-name="ce38">
            <text:p>17.183</text:p>
          </table:table-cell>
          <table:table-cell office:value-type="percentage" office:value="0.5641539168691313" table:style-name="ce39">
            <text:p>56,4%</text:p>
          </table:table-cell>
          <table:table-cell office:value-type="float" office:value="3114" table:style-name="ce38">
            <text:p>3.114</text:p>
          </table:table-cell>
          <table:table-cell office:value-type="percentage" office:value="0.12196459345135516" table:style-name="ce39">
            <text:p>12,2%</text:p>
          </table:table-cell>
          <table:table-cell office:value-type="float" office:value="226506" table:style-name="ce38">
            <text:p>226.506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9764059583758851" table:style-name="ce39">
            <text:p>79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714" table:style-name="ce38">
            <text:p>372.714</text:p>
          </table:table-cell>
          <table:table-cell office:value-type="percentage" office:value="1" table:style-name="ce39">
            <text:p>100,0%</text:p>
          </table:table-cell>
          <table:table-cell office:value-type="float" office:value="508469" table:style-name="ce38">
            <text:p>508.469</text:p>
          </table:table-cell>
          <table:table-cell office:value-type="percentage" office:value="0.9665222655826764" table:style-name="ce39">
            <text:p>96,7%</text:p>
          </table:table-cell>
          <table:table-cell office:value-type="float" office:value="679041" table:style-name="ce38">
            <text:p>679.041</text:p>
          </table:table-cell>
          <table:table-cell office:value-type="percentage" office:value="0.96547532214928278" table:style-name="ce39">
            <text:p>96,5%</text:p>
          </table:table-cell>
          <table:table-cell office:value-type="float" office:value="918555" table:style-name="ce38">
            <text:p>918.555</text:p>
          </table:table-cell>
          <table:table-cell office:value-type="percentage" office:value="0.94425478241293281" table:style-name="ce39">
            <text:p>94,4%</text:p>
          </table:table-cell>
          <table:table-cell office:value-type="float" office:value="979195" table:style-name="ce38">
            <text:p>979.195</text:p>
          </table:table-cell>
          <table:table-cell office:value-type="percentage" office:value="0.83981076716316272" table:style-name="ce39">
            <text:p>84,0%</text:p>
          </table:table-cell>
          <table:table-cell office:value-type="float" office:value="656631" table:style-name="ce38">
            <text:p>656.631</text:p>
          </table:table-cell>
          <table:table-cell office:value-type="percentage" office:value="0.69145255044016685" table:style-name="ce39">
            <text:p>69,1%</text:p>
          </table:table-cell>
          <table:table-cell office:value-type="float" office:value="480428" table:style-name="ce38">
            <text:p>480.428</text:p>
          </table:table-cell>
          <table:table-cell office:value-type="percentage" office:value="0.64706286406949731" table:style-name="ce39">
            <text:p>64,7%</text:p>
          </table:table-cell>
          <table:table-cell office:value-type="float" office:value="136529" table:style-name="ce38">
            <text:p>136.529</text:p>
          </table:table-cell>
          <table:table-cell office:value-type="percentage" office:value="0.24664614428534781" table:style-name="ce39">
            <text:p>24,7%</text:p>
          </table:table-cell>
          <table:table-cell office:value-type="float" office:value="4731562" table:style-name="ce38">
            <text:p>4.731.562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9150415937805974" table:style-name="ce39">
            <text:p>79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629" table:style-name="ce38">
            <text:p>73.629</text:p>
          </table:table-cell>
          <table:table-cell office:value-type="percentage" office:value="1" table:style-name="ce39">
            <text:p>100,0%</text:p>
          </table:table-cell>
          <table:table-cell office:value-type="float" office:value="102358" table:style-name="ce38">
            <text:p>102.358</text:p>
          </table:table-cell>
          <table:table-cell office:value-type="percentage" office:value="0.99474241732183988" table:style-name="ce39">
            <text:p>99,5%</text:p>
          </table:table-cell>
          <table:table-cell office:value-type="float" office:value="144659" table:style-name="ce38">
            <text:p>144.659</text:p>
          </table:table-cell>
          <table:table-cell office:value-type="percentage" office:value="0.98468439646311667" table:style-name="ce39">
            <text:p>98,5%</text:p>
          </table:table-cell>
          <table:table-cell office:value-type="float" office:value="202144" table:style-name="ce38">
            <text:p>202.144</text:p>
          </table:table-cell>
          <table:table-cell office:value-type="percentage" office:value="0.94789361143414486" table:style-name="ce39">
            <text:p>94,8%</text:p>
          </table:table-cell>
          <table:table-cell office:value-type="float" office:value="220682" table:style-name="ce38">
            <text:p>220.682</text:p>
          </table:table-cell>
          <table:table-cell office:value-type="percentage" office:value="0.8682900726716164" table:style-name="ce39">
            <text:p>86,8%</text:p>
          </table:table-cell>
          <table:table-cell office:value-type="float" office:value="148176" table:style-name="ce38">
            <text:p>148.176</text:p>
          </table:table-cell>
          <table:table-cell office:value-type="percentage" office:value="0.70896590001100468" table:style-name="ce39">
            <text:p>70,9%</text:p>
          </table:table-cell>
          <table:table-cell office:value-type="float" office:value="115768" table:style-name="ce38">
            <text:p>115.768</text:p>
          </table:table-cell>
          <table:table-cell office:value-type="percentage" office:value="0.67210069202545164" table:style-name="ce39">
            <text:p>67,2%</text:p>
          </table:table-cell>
          <table:table-cell office:value-type="float" office:value="66078" table:style-name="ce38">
            <text:p>66.078</text:p>
          </table:table-cell>
          <table:table-cell office:value-type="percentage" office:value="0.46568565267030321" table:style-name="ce39">
            <text:p>46,6%</text:p>
          </table:table-cell>
          <table:table-cell office:value-type="float" office:value="1073494" table:style-name="ce38">
            <text:p>1.073.494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1937537830013196" table:style-name="ce39">
            <text:p>81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24" table:style-name="ce38">
            <text:p>42.424</text:p>
          </table:table-cell>
          <table:table-cell office:value-type="percentage" office:value="1" table:style-name="ce39">
            <text:p>100,0%</text:p>
          </table:table-cell>
          <table:table-cell office:value-type="float" office:value="55744" table:style-name="ce38">
            <text:p>55.744</text:p>
          </table:table-cell>
          <table:table-cell office:value-type="percentage" office:value="0.99913966160022938" table:style-name="ce39">
            <text:p>99,9%</text:p>
          </table:table-cell>
          <table:table-cell office:value-type="float" office:value="70844" table:style-name="ce38">
            <text:p>70.844</text:p>
          </table:table-cell>
          <table:table-cell office:value-type="percentage" office:value="0.95937381506960617" table:style-name="ce39">
            <text:p>95,9%</text:p>
          </table:table-cell>
          <table:table-cell office:value-type="float" office:value="89335" table:style-name="ce38">
            <text:p>89.335</text:p>
          </table:table-cell>
          <table:table-cell office:value-type="percentage" office:value="0.92389393343951021" table:style-name="ce39">
            <text:p>92,4%</text:p>
          </table:table-cell>
          <table:table-cell office:value-type="float" office:value="91449" table:style-name="ce38">
            <text:p>91.449</text:p>
          </table:table-cell>
          <table:table-cell office:value-type="percentage" office:value="0.84673431973481972" table:style-name="ce39">
            <text:p>84,7%</text:p>
          </table:table-cell>
          <table:table-cell office:value-type="float" office:value="57199" table:style-name="ce38">
            <text:p>57.199</text:p>
          </table:table-cell>
          <table:table-cell office:value-type="percentage" office:value="0.70320010818652345" table:style-name="ce39">
            <text:p>70,3%</text:p>
          </table:table-cell>
          <table:table-cell office:value-type="float" office:value="44893" table:style-name="ce38">
            <text:p>44.893</text:p>
          </table:table-cell>
          <table:table-cell office:value-type="percentage" office:value="0.65896047088525844" table:style-name="ce39">
            <text:p>65,9%</text:p>
          </table:table-cell>
          <table:table-cell office:value-type="float" office:value="15685" table:style-name="ce38">
            <text:p>15.685</text:p>
          </table:table-cell>
          <table:table-cell office:value-type="percentage" office:value="0.27816202028800452" table:style-name="ce39">
            <text:p>27,8%</text:p>
          </table:table-cell>
          <table:table-cell office:value-type="float" office:value="467573" table:style-name="ce38">
            <text:p>467.573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042827605899332" table:style-name="ce39">
            <text:p>80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758" table:style-name="ce38">
            <text:p>163.758</text:p>
          </table:table-cell>
          <table:table-cell office:value-type="percentage" office:value="1" table:style-name="ce39">
            <text:p>100,0%</text:p>
          </table:table-cell>
          <table:table-cell office:value-type="float" office:value="213051" table:style-name="ce38">
            <text:p>213.051</text:p>
          </table:table-cell>
          <table:table-cell office:value-type="percentage" office:value="0.99985920847001841" table:style-name="ce39">
            <text:p>100,0%</text:p>
          </table:table-cell>
          <table:table-cell office:value-type="float" office:value="274233" table:style-name="ce38">
            <text:p>274.233</text:p>
          </table:table-cell>
          <table:table-cell office:value-type="percentage" office:value="0.97898750174033178" table:style-name="ce39">
            <text:p>97,9%</text:p>
          </table:table-cell>
          <table:table-cell office:value-type="float" office:value="312261" table:style-name="ce38">
            <text:p>312.261</text:p>
          </table:table-cell>
          <table:table-cell office:value-type="percentage" office:value="0.91847683813905057" table:style-name="ce39">
            <text:p>91,8%</text:p>
          </table:table-cell>
          <table:table-cell office:value-type="float" office:value="303280" table:style-name="ce38">
            <text:p>303.280</text:p>
          </table:table-cell>
          <table:table-cell office:value-type="percentage" office:value="0.83748236145283639" table:style-name="ce39">
            <text:p>83,7%</text:p>
          </table:table-cell>
          <table:table-cell office:value-type="float" office:value="168823" table:style-name="ce38">
            <text:p>168.823</text:p>
          </table:table-cell>
          <table:table-cell office:value-type="percentage" office:value="0.64796597874439155" table:style-name="ce39">
            <text:p>64,8%</text:p>
          </table:table-cell>
          <table:table-cell office:value-type="float" office:value="95769" table:style-name="ce38">
            <text:p>95.769</text:p>
          </table:table-cell>
          <table:table-cell office:value-type="percentage" office:value="0.47520021435589033" table:style-name="ce39">
            <text:p>47,5%</text:p>
          </table:table-cell>
          <table:table-cell office:value-type="float" office:value="42980" table:style-name="ce38">
            <text:p>42.980</text:p>
          </table:table-cell>
          <table:table-cell office:value-type="percentage" office:value="0.25491382275838342" table:style-name="ce39">
            <text:p>25,5%</text:p>
          </table:table-cell>
          <table:table-cell office:value-type="float" office:value="1574155" table:style-name="ce38">
            <text:p>1.574.155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9344769481784505" table:style-name="ce39">
            <text:p>79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8" table:style-name="ce38">
            <text:p>2.378</text:p>
          </table:table-cell>
          <table:table-cell office:value-type="percentage" office:value="0.91285988483685221" table:style-name="ce39">
            <text:p>91,3%</text:p>
          </table:table-cell>
          <table:table-cell office:value-type="float" office:value="3843" table:style-name="ce38">
            <text:p>3.843</text:p>
          </table:table-cell>
          <table:table-cell office:value-type="percentage" office:value="0.88999536822603054" table:style-name="ce39">
            <text:p>89,0%</text:p>
          </table:table-cell>
          <table:table-cell office:value-type="float" office:value="7416" table:style-name="ce38">
            <text:p>7.416</text:p>
          </table:table-cell>
          <table:table-cell office:value-type="percentage" office:value="0.94387170675830467" table:style-name="ce39">
            <text:p>94,4%</text:p>
          </table:table-cell>
          <table:table-cell office:value-type="float" office:value="10052" table:style-name="ce38">
            <text:p>10.052</text:p>
          </table:table-cell>
          <table:table-cell office:value-type="percentage" office:value="0.86985115957078574" table:style-name="ce39">
            <text:p>87,0%</text:p>
          </table:table-cell>
          <table:table-cell office:value-type="float" office:value="10263" table:style-name="ce38">
            <text:p>10.263</text:p>
          </table:table-cell>
          <table:table-cell office:value-type="percentage" office:value="0.81181775035595638" table:style-name="ce39">
            <text:p>81,2%</text:p>
          </table:table-cell>
          <table:table-cell office:value-type="float" office:value="8028" table:style-name="ce38">
            <text:p>8.028</text:p>
          </table:table-cell>
          <table:table-cell office:value-type="percentage" office:value="0.67496216579788126" table:style-name="ce39">
            <text:p>67,5%</text:p>
          </table:table-cell>
          <table:table-cell office:value-type="float" office:value="7386" table:style-name="ce38">
            <text:p>7.386</text:p>
          </table:table-cell>
          <table:table-cell office:value-type="percentage" office:value="0.67347497036564241" table:style-name="ce39">
            <text:p>67,3%</text:p>
          </table:table-cell>
          <table:table-cell office:value-type="float" office:value="4503" table:style-name="ce38">
            <text:p>4.503</text:p>
          </table:table-cell>
          <table:table-cell office:value-type="percentage" office:value="0.49342537804076264" table:style-name="ce39">
            <text:p>49,3%</text:p>
          </table:table-cell>
          <table:table-cell office:value-type="float" office:value="53869" table:style-name="ce38">
            <text:p>53.869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5909251039244696" table:style-name="ce39">
            <text:p>75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93" table:style-name="ce38">
            <text:p>1.993</text:p>
          </table:table-cell>
          <table:table-cell office:value-type="percentage" office:value="0.84844614729672196" table:style-name="ce39">
            <text:p>84,8%</text:p>
          </table:table-cell>
          <table:table-cell office:value-type="float" office:value="3273" table:style-name="ce38">
            <text:p>3.273</text:p>
          </table:table-cell>
          <table:table-cell office:value-type="percentage" office:value="0.87326574172892213" table:style-name="ce39">
            <text:p>87,3%</text:p>
          </table:table-cell>
          <table:table-cell office:value-type="float" office:value="6960" table:style-name="ce38">
            <text:p>6.960</text:p>
          </table:table-cell>
          <table:table-cell office:value-type="percentage" office:value="0.8892295898811805" table:style-name="ce39">
            <text:p>88,9%</text:p>
          </table:table-cell>
          <table:table-cell office:value-type="float" office:value="9328" table:style-name="ce38">
            <text:p>9.328</text:p>
          </table:table-cell>
          <table:table-cell office:value-type="percentage" office:value="0.82555978405168595" table:style-name="ce39">
            <text:p>82,6%</text:p>
          </table:table-cell>
          <table:table-cell office:value-type="float" office:value="9519" table:style-name="ce38">
            <text:p>9.519</text:p>
          </table:table-cell>
          <table:table-cell office:value-type="percentage" office:value="0.79311781369771706" table:style-name="ce39">
            <text:p>79,3%</text:p>
          </table:table-cell>
          <table:table-cell office:value-type="float" office:value="7824" table:style-name="ce38">
            <text:p>7.824</text:p>
          </table:table-cell>
          <table:table-cell office:value-type="percentage" office:value="0.6448528805736421" table:style-name="ce39">
            <text:p>64,5%</text:p>
          </table:table-cell>
          <table:table-cell office:value-type="float" office:value="7312" table:style-name="ce38">
            <text:p>7.312</text:p>
          </table:table-cell>
          <table:table-cell office:value-type="percentage" office:value="0.60958732805335558" table:style-name="ce39">
            <text:p>61,0%</text:p>
          </table:table-cell>
          <table:table-cell office:value-type="float" office:value="5146" table:style-name="ce38">
            <text:p>5.146</text:p>
          </table:table-cell>
          <table:table-cell office:value-type="percentage" office:value="0.53749738876122832" table:style-name="ce39">
            <text:p>53,7%</text:p>
          </table:table-cell>
          <table:table-cell office:value-type="float" office:value="51355" table:style-name="ce38">
            <text:p>51.355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2405430936032822" table:style-name="ce39">
            <text:p>72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500" table:style-name="ce38">
            <text:p>3.500</text:p>
          </table:table-cell>
          <table:table-cell office:value-type="string" table:style-name="ce39">
            <text:p>-</text:p>
          </table:table-cell>
          <table:table-cell office:value-type="float" office:value="9446" table:style-name="ce38">
            <text:p>9.446</text:p>
          </table:table-cell>
          <table:table-cell office:value-type="string" table:style-name="ce39">
            <text:p>-</text:p>
          </table:table-cell>
          <table:table-cell office:value-type="float" office:value="21781" table:style-name="ce38">
            <text:p>21.781</text:p>
          </table:table-cell>
          <table:table-cell office:value-type="string" table:style-name="ce39">
            <text:p>-</text:p>
          </table:table-cell>
          <table:table-cell office:value-type="float" office:value="31247" table:style-name="ce38">
            <text:p>31.247</text:p>
          </table:table-cell>
          <table:table-cell office:value-type="string" table:style-name="ce39">
            <text:p>-</text:p>
          </table:table-cell>
          <table:table-cell office:value-type="float" office:value="23937" table:style-name="ce38">
            <text:p>23.937</text:p>
          </table:table-cell>
          <table:table-cell office:value-type="string" table:style-name="ce39">
            <text:p>-</text:p>
          </table:table-cell>
          <table:table-cell office:value-type="float" office:value="940" table:style-name="ce38">
            <text:p>940</text:p>
          </table:table-cell>
          <table:table-cell office:value-type="string" table:style-name="ce39">
            <text:p>-</text:p>
          </table:table-cell>
          <table:table-cell office:value-type="float" office:value="90901" table:style-name="ce38">
            <text:p>90.901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52" table:style-name="ce41">
            <text:p>152</text:p>
          </table:table-cell>
          <table:table-cell office:value-type="string" table:style-name="ce42">
            <text:p>-</text:p>
          </table:table-cell>
          <table:table-cell office:value-type="float" office:value="447" table:style-name="ce41">
            <text:p>447</text:p>
          </table:table-cell>
          <table:table-cell office:value-type="string" table:style-name="ce42">
            <text:p>-</text:p>
          </table:table-cell>
          <table:table-cell office:value-type="float" office:value="840" table:style-name="ce41">
            <text:p>840</text:p>
          </table:table-cell>
          <table:table-cell office:value-type="string" table:style-name="ce42">
            <text:p>-</text:p>
          </table:table-cell>
          <table:table-cell office:value-type="float" office:value="940" table:style-name="ce41">
            <text:p>940</text:p>
          </table:table-cell>
          <table:table-cell office:value-type="string" table:style-name="ce42">
            <text:p>-</text:p>
          </table:table-cell>
          <table:table-cell office:value-type="float" office:value="872" table:style-name="ce41">
            <text:p>872</text:p>
          </table:table-cell>
          <table:table-cell office:value-type="string" table:style-name="ce42">
            <text:p>-</text:p>
          </table:table-cell>
          <table:table-cell office:value-type="float" office:value="112" table:style-name="ce41">
            <text:p>112</text:p>
          </table:table-cell>
          <table:table-cell office:value-type="string" table:style-name="ce42">
            <text:p>-</text:p>
          </table:table-cell>
          <table:table-cell office:value-type="float" office:value="3404" table:style-name="ce41">
            <text:p>3.404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7903" table:style-name="ce45">
            <text:p>2.927.903</text:p>
          </table:table-cell>
          <table:table-cell office:value-type="percentage" office:value="1" table:style-name="ce46">
            <text:p>100,0%</text:p>
          </table:table-cell>
          <table:table-cell office:value-type="float" office:value="3922981" table:style-name="ce45">
            <text:p>3.922.981</text:p>
          </table:table-cell>
          <table:table-cell office:value-type="percentage" office:value="0.99064051039824041" table:style-name="ce46">
            <text:p>99,1%</text:p>
          </table:table-cell>
          <table:table-cell office:value-type="float" office:value="5183785" table:style-name="ce45">
            <text:p>5.183.785</text:p>
          </table:table-cell>
          <table:table-cell office:value-type="percentage" office:value="0.97129447219835319" table:style-name="ce46">
            <text:p>97,1%</text:p>
          </table:table-cell>
          <table:table-cell office:value-type="float" office:value="6502960" table:style-name="ce45">
            <text:p>6.502.960</text:p>
          </table:table-cell>
          <table:table-cell office:value-type="percentage" office:value="0.92459506240735156" table:style-name="ce46">
            <text:p>92,5%</text:p>
          </table:table-cell>
          <table:table-cell office:value-type="float" office:value="6647353" table:style-name="ce45">
            <text:p>6.647.353</text:p>
          </table:table-cell>
          <table:table-cell office:value-type="percentage" office:value="0.84231811070237139" table:style-name="ce46">
            <text:p>84,2%</text:p>
          </table:table-cell>
          <table:table-cell office:value-type="float" office:value="4357720" table:style-name="ce45">
            <text:p>4.357.720</text:p>
          </table:table-cell>
          <table:table-cell office:value-type="percentage" office:value="0.69942827133333108" table:style-name="ce46">
            <text:p>69,9%</text:p>
          </table:table-cell>
          <table:table-cell office:value-type="float" office:value="3123776" table:style-name="ce45">
            <text:p>3.123.776</text:p>
          </table:table-cell>
          <table:table-cell office:value-type="percentage" office:value="0.63174993528345846" table:style-name="ce46">
            <text:p>63,2%</text:p>
          </table:table-cell>
          <table:table-cell office:value-type="float" office:value="1204980" table:style-name="ce45">
            <text:p>1.204.980</text:p>
          </table:table-cell>
          <table:table-cell office:value-type="percentage" office:value="0.30986816626490282" table:style-name="ce46">
            <text:p>31,0%</text:p>
          </table:table-cell>
          <table:table-cell office:value-type="float" office:value="33871458" table:style-name="ce45">
            <text:p>33.871.458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0416897248889463" table:style-name="ce46">
            <text:p>80,4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5860" table:style-name="ce35">
            <text:p>425.860</text:p>
          </table:table-cell>
          <table:table-cell office:value-type="percentage" office:value="1" table:style-name="ce36">
            <text:p>100,0%</text:p>
          </table:table-cell>
          <table:table-cell office:value-type="float" office:value="644803" table:style-name="ce35">
            <text:p>644.803</text:p>
          </table:table-cell>
          <table:table-cell office:value-type="percentage" office:value="0.99142348869355035" table:style-name="ce36">
            <text:p>99,1%</text:p>
          </table:table-cell>
          <table:table-cell office:value-type="float" office:value="853968" table:style-name="ce35">
            <text:p>853.968</text:p>
          </table:table-cell>
          <table:table-cell office:value-type="percentage" office:value="0.93212988745255942" table:style-name="ce36">
            <text:p>93,2%</text:p>
          </table:table-cell>
          <table:table-cell office:value-type="float" office:value="1118183" table:style-name="ce35">
            <text:p>1.118.183</text:p>
          </table:table-cell>
          <table:table-cell office:value-type="percentage" office:value="0.8839244565900487" table:style-name="ce36">
            <text:p>88,4%</text:p>
          </table:table-cell>
          <table:table-cell office:value-type="float" office:value="1111204" table:style-name="ce35">
            <text:p>1.111.204</text:p>
          </table:table-cell>
          <table:table-cell office:value-type="percentage" office:value="0.80224732404697374" table:style-name="ce36">
            <text:p>80,2%</text:p>
          </table:table-cell>
          <table:table-cell office:value-type="float" office:value="634140" table:style-name="ce35">
            <text:p>634.140</text:p>
          </table:table-cell>
          <table:table-cell office:value-type="percentage" office:value="0.55615729286618254" table:style-name="ce36">
            <text:p>55,6%</text:p>
          </table:table-cell>
          <table:table-cell office:value-type="float" office:value="183642" table:style-name="ce35">
            <text:p>183.642</text:p>
          </table:table-cell>
          <table:table-cell office:value-type="percentage" office:value="0.19774689018297095" table:style-name="ce36">
            <text:p>19,8%</text:p>
          </table:table-cell>
          <table:table-cell office:value-type="float" office:value="7745" table:style-name="ce35">
            <text:p>7.745</text:p>
          </table:table-cell>
          <table:table-cell office:value-type="percentage" office:value="1.0286795049056524E-2" table:style-name="ce36">
            <text:p>1,0%</text:p>
          </table:table-cell>
          <table:table-cell office:value-type="float" office:value="4979545" table:style-name="ce35">
            <text:p>4.979.545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6821815693155173" table:style-name="ce36">
            <text:p>66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293" table:style-name="ce38">
            <text:p>99.293</text:p>
          </table:table-cell>
          <table:table-cell office:value-type="percentage" office:value="1" table:style-name="ce39">
            <text:p>100,0%</text:p>
          </table:table-cell>
          <table:table-cell office:value-type="float" office:value="117703" table:style-name="ce38">
            <text:p>117.703</text:p>
          </table:table-cell>
          <table:table-cell office:value-type="percentage" office:value="0.98947501155899287" table:style-name="ce39">
            <text:p>98,9%</text:p>
          </table:table-cell>
          <table:table-cell office:value-type="float" office:value="145126" table:style-name="ce38">
            <text:p>145.126</text:p>
          </table:table-cell>
          <table:table-cell office:value-type="percentage" office:value="0.92811143016109532" table:style-name="ce39">
            <text:p>92,8%</text:p>
          </table:table-cell>
          <table:table-cell office:value-type="float" office:value="175893" table:style-name="ce38">
            <text:p>175.893</text:p>
          </table:table-cell>
          <table:table-cell office:value-type="percentage" office:value="0.88715664813936834" table:style-name="ce39">
            <text:p>88,7%</text:p>
          </table:table-cell>
          <table:table-cell office:value-type="float" office:value="171507" table:style-name="ce38">
            <text:p>171.507</text:p>
          </table:table-cell>
          <table:table-cell office:value-type="percentage" office:value="0.79791851793266122" table:style-name="ce39">
            <text:p>79,8%</text:p>
          </table:table-cell>
          <table:table-cell office:value-type="float" office:value="90884" table:style-name="ce38">
            <text:p>90.884</text:p>
          </table:table-cell>
          <table:table-cell office:value-type="percentage" office:value="0.55320599442435747" table:style-name="ce39">
            <text:p>55,3%</text:p>
          </table:table-cell>
          <table:table-cell office:value-type="float" office:value="41443" table:style-name="ce38">
            <text:p>41.443</text:p>
          </table:table-cell>
          <table:table-cell office:value-type="percentage" office:value="0.31781197996947874" table:style-name="ce39">
            <text:p>31,8%</text:p>
          </table:table-cell>
          <table:table-cell office:value-type="float" office:value="13434" table:style-name="ce38">
            <text:p>13.434</text:p>
          </table:table-cell>
          <table:table-cell office:value-type="percentage" office:value="0.13028930549224607" table:style-name="ce39">
            <text:p>13,0%</text:p>
          </table:table-cell>
          <table:table-cell office:value-type="float" office:value="855283" table:style-name="ce38">
            <text:p>855.283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2167619864082877" table:style-name="ce39">
            <text:p>72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715" table:style-name="ce38">
            <text:p>87.715</text:p>
          </table:table-cell>
          <table:table-cell office:value-type="percentage" office:value="0.99873613736251221" table:style-name="ce39">
            <text:p>99,9%</text:p>
          </table:table-cell>
          <table:table-cell office:value-type="float" office:value="113382" table:style-name="ce38">
            <text:p>113.382</text:p>
          </table:table-cell>
          <table:table-cell office:value-type="percentage" office:value="1" table:style-name="ce39">
            <text:p>100,0%</text:p>
          </table:table-cell>
          <table:table-cell office:value-type="float" office:value="142089" table:style-name="ce38">
            <text:p>142.089</text:p>
          </table:table-cell>
          <table:table-cell office:value-type="percentage" office:value="0.94946275358832488" table:style-name="ce39">
            <text:p>94,9%</text:p>
          </table:table-cell>
          <table:table-cell office:value-type="float" office:value="145198" table:style-name="ce38">
            <text:p>145.198</text:p>
          </table:table-cell>
          <table:table-cell office:value-type="percentage" office:value="0.89272956438869933" table:style-name="ce39">
            <text:p>89,3%</text:p>
          </table:table-cell>
          <table:table-cell office:value-type="float" office:value="138402" table:style-name="ce38">
            <text:p>138.402</text:p>
          </table:table-cell>
          <table:table-cell office:value-type="percentage" office:value="0.82878923068631616" table:style-name="ce39">
            <text:p>82,9%</text:p>
          </table:table-cell>
          <table:table-cell office:value-type="float" office:value="65625" table:style-name="ce38">
            <text:p>65.625</text:p>
          </table:table-cell>
          <table:table-cell office:value-type="percentage" office:value="0.57338948545665835" table:style-name="ce39">
            <text:p>57,3%</text:p>
          </table:table-cell>
          <table:table-cell office:value-type="float" office:value="14191" table:style-name="ce38">
            <text:p>14.191</text:p>
          </table:table-cell>
          <table:table-cell office:value-type="percentage" office:value="0.17938086991695212" table:style-name="ce39">
            <text:p>17,9%</text:p>
          </table:table-cell>
          <table:table-cell office:value-type="float" office:value="1397" table:style-name="ce38">
            <text:p>1.397</text:p>
          </table:table-cell>
          <table:table-cell office:value-type="percentage" office:value="2.1828125E-2" table:style-name="ce39">
            <text:p>2,2%</text:p>
          </table:table-cell>
          <table:table-cell office:value-type="float" office:value="707999" table:style-name="ce38">
            <text:p>707.999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5808815892462689" table:style-name="ce39">
            <text:p>75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351" table:style-name="ce38">
            <text:p>50.351</text:p>
          </table:table-cell>
          <table:table-cell office:value-type="percentage" office:value="1" table:style-name="ce39">
            <text:p>100,0%</text:p>
          </table:table-cell>
          <table:table-cell office:value-type="float" office:value="77777" table:style-name="ce38">
            <text:p>77.777</text:p>
          </table:table-cell>
          <table:table-cell office:value-type="percentage" office:value="0.96598191663768695" table:style-name="ce39">
            <text:p>96,6%</text:p>
          </table:table-cell>
          <table:table-cell office:value-type="float" office:value="103122" table:style-name="ce38">
            <text:p>103.122</text:p>
          </table:table-cell>
          <table:table-cell office:value-type="percentage" office:value="0.87964787470890804" table:style-name="ce39">
            <text:p>88,0%</text:p>
          </table:table-cell>
          <table:table-cell office:value-type="float" office:value="140257" table:style-name="ce38">
            <text:p>140.257</text:p>
          </table:table-cell>
          <table:table-cell office:value-type="percentage" office:value="0.84595619944872347" table:style-name="ce39">
            <text:p>84,6%</text:p>
          </table:table-cell>
          <table:table-cell office:value-type="float" office:value="148841" table:style-name="ce38">
            <text:p>148.841</text:p>
          </table:table-cell>
          <table:table-cell office:value-type="percentage" office:value="0.72192635275401118" table:style-name="ce39">
            <text:p>72,2%</text:p>
          </table:table-cell>
          <table:table-cell office:value-type="float" office:value="85412" table:style-name="ce38">
            <text:p>85.412</text:p>
          </table:table-cell>
          <table:table-cell office:value-type="percentage" office:value="0.46881500875474102" table:style-name="ce39">
            <text:p>46,9%</text:p>
          </table:table-cell>
          <table:table-cell office:value-type="float" office:value="54017" table:style-name="ce38">
            <text:p>54.017</text:p>
          </table:table-cell>
          <table:table-cell office:value-type="percentage" office:value="0.39159211842658509" table:style-name="ce39">
            <text:p>39,2%</text:p>
          </table:table-cell>
          <table:table-cell office:value-type="float" office:value="23029" table:style-name="ce38">
            <text:p>23.029</text:p>
          </table:table-cell>
          <table:table-cell office:value-type="percentage" office:value="0.24119187264348554" table:style-name="ce39">
            <text:p>24,1%</text:p>
          </table:table-cell>
          <table:table-cell office:value-type="float" office:value="682806" table:style-name="ce38">
            <text:p>682.806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5980072801625711" table:style-name="ce39">
            <text:p>66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676" table:style-name="ce38">
            <text:p>90.676</text:p>
          </table:table-cell>
          <table:table-cell office:value-type="percentage" office:value="1" table:style-name="ce39">
            <text:p>100,0%</text:p>
          </table:table-cell>
          <table:table-cell office:value-type="float" office:value="147984" table:style-name="ce38">
            <text:p>147.984</text:p>
          </table:table-cell>
          <table:table-cell office:value-type="percentage" office:value="0.95763309627194548" table:style-name="ce39">
            <text:p>95,8%</text:p>
          </table:table-cell>
          <table:table-cell office:value-type="float" office:value="204674" table:style-name="ce38">
            <text:p>204.674</text:p>
          </table:table-cell>
          <table:table-cell office:value-type="percentage" office:value="0.87061235601381581" table:style-name="ce39">
            <text:p>87,1%</text:p>
          </table:table-cell>
          <table:table-cell office:value-type="float" office:value="304482" table:style-name="ce38">
            <text:p>304.482</text:p>
          </table:table-cell>
          <table:table-cell office:value-type="percentage" office:value="0.86867781987492587" table:style-name="ce39">
            <text:p>86,9%</text:p>
          </table:table-cell>
          <table:table-cell office:value-type="float" office:value="285785" table:style-name="ce38">
            <text:p>285.785</text:p>
          </table:table-cell>
          <table:table-cell office:value-type="percentage" office:value="0.73670358111382639" table:style-name="ce39">
            <text:p>73,7%</text:p>
          </table:table-cell>
          <table:table-cell office:value-type="float" office:value="163175" table:style-name="ce38">
            <text:p>163.175</text:p>
          </table:table-cell>
          <table:table-cell office:value-type="percentage" office:value="0.52478982677995978" table:style-name="ce39">
            <text:p>52,5%</text:p>
          </table:table-cell>
          <table:table-cell office:value-type="float" office:value="70728" table:style-name="ce38">
            <text:p>70.728</text:p>
          </table:table-cell>
          <table:table-cell office:value-type="percentage" office:value="0.28094761428094761" table:style-name="ce39">
            <text:p>28,1%</text:p>
          </table:table-cell>
          <table:table-cell office:value-type="float" office:value="10715" table:style-name="ce38">
            <text:p>10.715</text:p>
          </table:table-cell>
          <table:table-cell office:value-type="percentage" office:value="5.9594987680550847E-2" table:style-name="ce39">
            <text:p>6,0%</text:p>
          </table:table-cell>
          <table:table-cell office:value-type="float" office:value="1278219" table:style-name="ce38">
            <text:p>1.278.219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5189511896832575" table:style-name="ce39">
            <text:p>65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43" table:style-name="ce38">
            <text:p>41.843</text:p>
          </table:table-cell>
          <table:table-cell office:value-type="percentage" office:value="1" table:style-name="ce39">
            <text:p>100,0%</text:p>
          </table:table-cell>
          <table:table-cell office:value-type="float" office:value="55572" table:style-name="ce38">
            <text:p>55.572</text:p>
          </table:table-cell>
          <table:table-cell office:value-type="percentage" office:value="1" table:style-name="ce39">
            <text:p>100,0%</text:p>
          </table:table-cell>
          <table:table-cell office:value-type="float" office:value="74104" table:style-name="ce38">
            <text:p>74.104</text:p>
          </table:table-cell>
          <table:table-cell office:value-type="percentage" office:value="0.95809683883896823" table:style-name="ce39">
            <text:p>95,8%</text:p>
          </table:table-cell>
          <table:table-cell office:value-type="float" office:value="80327" table:style-name="ce38">
            <text:p>80.327</text:p>
          </table:table-cell>
          <table:table-cell office:value-type="percentage" office:value="0.89287937397181094" table:style-name="ce39">
            <text:p>89,3%</text:p>
          </table:table-cell>
          <table:table-cell office:value-type="float" office:value="79177" table:style-name="ce38">
            <text:p>79.177</text:p>
          </table:table-cell>
          <table:table-cell office:value-type="percentage" office:value="0.80983747404596551" table:style-name="ce39">
            <text:p>81,0%</text:p>
          </table:table-cell>
          <table:table-cell office:value-type="float" office:value="23806" table:style-name="ce38">
            <text:p>23.806</text:p>
          </table:table-cell>
          <table:table-cell office:value-type="percentage" office:value="0.33780313027684361" table:style-name="ce39">
            <text:p>33,8%</text:p>
          </table:table-cell>
          <table:table-cell office:value-type="float" office:value="6997" table:style-name="ce38">
            <text:p>6.997</text:p>
          </table:table-cell>
          <table:table-cell office:value-type="percentage" office:value="0.13854073854073853" table:style-name="ce39">
            <text:p>13,9%</text:p>
          </table:table-cell>
          <table:table-cell office:value-type="float" office:value="599" table:style-name="ce38">
            <text:p>599</text:p>
          </table:table-cell>
          <table:table-cell office:value-type="percentage" office:value="1.3625093828901577E-2" table:style-name="ce39">
            <text:p>1,4%</text:p>
          </table:table-cell>
          <table:table-cell office:value-type="float" office:value="362425" table:style-name="ce38">
            <text:p>362.425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9148317106350177" table:style-name="ce39">
            <text:p>69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6020" table:style-name="ce38">
            <text:p>226.020</text:p>
          </table:table-cell>
          <table:table-cell office:value-type="percentage" office:value="1" table:style-name="ce39">
            <text:p>100,0%</text:p>
          </table:table-cell>
          <table:table-cell office:value-type="float" office:value="247899" table:style-name="ce38">
            <text:p>247.899</text:p>
          </table:table-cell>
          <table:table-cell office:value-type="percentage" office:value="1" table:style-name="ce39">
            <text:p>100,0%</text:p>
          </table:table-cell>
          <table:table-cell office:value-type="float" office:value="306721" table:style-name="ce38">
            <text:p>306.721</text:p>
          </table:table-cell>
          <table:table-cell office:value-type="percentage" office:value="0.9627905516754296" table:style-name="ce39">
            <text:p>96,3%</text:p>
          </table:table-cell>
          <table:table-cell office:value-type="float" office:value="338897" table:style-name="ce38">
            <text:p>338.897</text:p>
          </table:table-cell>
          <table:table-cell office:value-type="percentage" office:value="0.88908506591460612" table:style-name="ce39">
            <text:p>88,9%</text:p>
          </table:table-cell>
          <table:table-cell office:value-type="float" office:value="299842" table:style-name="ce38">
            <text:p>299.842</text:p>
          </table:table-cell>
          <table:table-cell office:value-type="percentage" office:value="0.82531757063624223" table:style-name="ce39">
            <text:p>82,5%</text:p>
          </table:table-cell>
          <table:table-cell office:value-type="float" office:value="133642" table:style-name="ce38">
            <text:p>133.642</text:p>
          </table:table-cell>
          <table:table-cell office:value-type="percentage" office:value="0.49906827543197291" table:style-name="ce39">
            <text:p>49,9%</text:p>
          </table:table-cell>
          <table:table-cell office:value-type="float" office:value="39392" table:style-name="ce38">
            <text:p>39.392</text:p>
          </table:table-cell>
          <table:table-cell office:value-type="percentage" office:value="0.18668663450328427" table:style-name="ce39">
            <text:p>18,7%</text:p>
          </table:table-cell>
          <table:table-cell office:value-type="float" office:value="2510" table:style-name="ce38">
            <text:p>2.510</text:p>
          </table:table-cell>
          <table:table-cell office:value-type="percentage" office:value="1.5180655852717398E-2" table:style-name="ce39">
            <text:p>1,5%</text:p>
          </table:table-cell>
          <table:table-cell office:value-type="float" office:value="1594923" table:style-name="ce38">
            <text:p>1.594.923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3287572722472982" table:style-name="ce39">
            <text:p>73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486" table:style-name="ce38">
            <text:p>135.486</text:p>
          </table:table-cell>
          <table:table-cell office:value-type="percentage" office:value="1" table:style-name="ce39">
            <text:p>100,0%</text:p>
          </table:table-cell>
          <table:table-cell office:value-type="float" office:value="156233" table:style-name="ce38">
            <text:p>156.233</text:p>
          </table:table-cell>
          <table:table-cell office:value-type="percentage" office:value="0.98197371481008922" table:style-name="ce39">
            <text:p>98,2%</text:p>
          </table:table-cell>
          <table:table-cell office:value-type="float" office:value="198461" table:style-name="ce38">
            <text:p>198.461</text:p>
          </table:table-cell>
          <table:table-cell office:value-type="percentage" office:value="0.90852117705224222" table:style-name="ce39">
            <text:p>90,9%</text:p>
          </table:table-cell>
          <table:table-cell office:value-type="float" office:value="254612" table:style-name="ce38">
            <text:p>254.612</text:p>
          </table:table-cell>
          <table:table-cell office:value-type="percentage" office:value="0.82806574779333808" table:style-name="ce39">
            <text:p>82,8%</text:p>
          </table:table-cell>
          <table:table-cell office:value-type="float" office:value="245441" table:style-name="ce38">
            <text:p>245.441</text:p>
          </table:table-cell>
          <table:table-cell office:value-type="percentage" office:value="0.74239954023683852" table:style-name="ce39">
            <text:p>74,2%</text:p>
          </table:table-cell>
          <table:table-cell office:value-type="float" office:value="142703" table:style-name="ce38">
            <text:p>142.703</text:p>
          </table:table-cell>
          <table:table-cell office:value-type="percentage" office:value="0.53667718436560974" table:style-name="ce39">
            <text:p>53,7%</text:p>
          </table:table-cell>
          <table:table-cell office:value-type="float" office:value="59736" table:style-name="ce38">
            <text:p>59.736</text:p>
          </table:table-cell>
          <table:table-cell office:value-type="percentage" office:value="0.27390652440058877" table:style-name="ce39">
            <text:p>27,4%</text:p>
          </table:table-cell>
          <table:table-cell office:value-type="float" office:value="2086" table:style-name="ce38">
            <text:p>2.086</text:p>
          </table:table-cell>
          <table:table-cell office:value-type="percentage" office:value="1.1990435242452809E-2" table:style-name="ce39">
            <text:p>1,2%</text:p>
          </table:table-cell>
          <table:table-cell office:value-type="float" office:value="1194758" table:style-name="ce38">
            <text:p>1.194.758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6053105290626191" table:style-name="ce39">
            <text:p>66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9576" table:style-name="ce38">
            <text:p>449.576</text:p>
          </table:table-cell>
          <table:table-cell office:value-type="percentage" office:value="1" table:style-name="ce39">
            <text:p>100,0%</text:p>
          </table:table-cell>
          <table:table-cell office:value-type="float" office:value="606499" table:style-name="ce38">
            <text:p>606.499</text:p>
          </table:table-cell>
          <table:table-cell office:value-type="percentage" office:value="0.95467753411029888" table:style-name="ce39">
            <text:p>95,5%</text:p>
          </table:table-cell>
          <table:table-cell office:value-type="float" office:value="757397" table:style-name="ce38">
            <text:p>757.397</text:p>
          </table:table-cell>
          <table:table-cell office:value-type="percentage" office:value="0.90426393054308585" table:style-name="ce39">
            <text:p>90,4%</text:p>
          </table:table-cell>
          <table:table-cell office:value-type="float" office:value="922129" table:style-name="ce38">
            <text:p>922.129</text:p>
          </table:table-cell>
          <table:table-cell office:value-type="percentage" office:value="0.84461063584238583" table:style-name="ce39">
            <text:p>84,5%</text:p>
          </table:table-cell>
          <table:table-cell office:value-type="float" office:value="1007369" table:style-name="ce38">
            <text:p>1.007.369</text:p>
          </table:table-cell>
          <table:table-cell office:value-type="percentage" office:value="0.76503905434192387" table:style-name="ce39">
            <text:p>76,5%</text:p>
          </table:table-cell>
          <table:table-cell office:value-type="float" office:value="512011" table:style-name="ce38">
            <text:p>512.011</text:p>
          </table:table-cell>
          <table:table-cell office:value-type="percentage" office:value="0.49012589838529963" table:style-name="ce39">
            <text:p>49,0%</text:p>
          </table:table-cell>
          <table:table-cell office:value-type="float" office:value="284404" table:style-name="ce38">
            <text:p>284.404</text:p>
          </table:table-cell>
          <table:table-cell office:value-type="percentage" office:value="0.33900600165686257" table:style-name="ce39">
            <text:p>33,9%</text:p>
          </table:table-cell>
          <table:table-cell office:value-type="float" office:value="86101" table:style-name="ce38">
            <text:p>86.101</text:p>
          </table:table-cell>
          <table:table-cell office:value-type="percentage" office:value="0.13121831975445239" table:style-name="ce39">
            <text:p>13,1%</text:p>
          </table:table-cell>
          <table:table-cell office:value-type="float" office:value="4625486" table:style-name="ce38">
            <text:p>4.625.486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7344839233820009" table:style-name="ce39">
            <text:p>67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750" table:style-name="ce38">
            <text:p>291.750</text:p>
          </table:table-cell>
          <table:table-cell office:value-type="percentage" office:value="1" table:style-name="ce39">
            <text:p>100,0%</text:p>
          </table:table-cell>
          <table:table-cell office:value-type="float" office:value="428589" table:style-name="ce38">
            <text:p>428.589</text:p>
          </table:table-cell>
          <table:table-cell office:value-type="percentage" office:value="0.97882209463255543" table:style-name="ce39">
            <text:p>97,9%</text:p>
          </table:table-cell>
          <table:table-cell office:value-type="float" office:value="532419" table:style-name="ce38">
            <text:p>532.419</text:p>
          </table:table-cell>
          <table:table-cell office:value-type="percentage" office:value="0.91681303467371988" table:style-name="ce39">
            <text:p>91,7%</text:p>
          </table:table-cell>
          <table:table-cell office:value-type="float" office:value="692113" table:style-name="ce38">
            <text:p>692.113</text:p>
          </table:table-cell>
          <table:table-cell office:value-type="percentage" office:value="0.91995443513120501" table:style-name="ce39">
            <text:p>92,0%</text:p>
          </table:table-cell>
          <table:table-cell office:value-type="float" office:value="701379" table:style-name="ce38">
            <text:p>701.379</text:p>
          </table:table-cell>
          <table:table-cell office:value-type="percentage" office:value="0.82361306171528958" table:style-name="ce39">
            <text:p>82,4%</text:p>
          </table:table-cell>
          <table:table-cell office:value-type="float" office:value="262914" table:style-name="ce38">
            <text:p>262.914</text:p>
          </table:table-cell>
          <table:table-cell office:value-type="percentage" office:value="0.4052568056859327" table:style-name="ce39">
            <text:p>40,5%</text:p>
          </table:table-cell>
          <table:table-cell office:value-type="float" office:value="81981" table:style-name="ce38">
            <text:p>81.981</text:p>
          </table:table-cell>
          <table:table-cell office:value-type="percentage" office:value="0.15883912067983399" table:style-name="ce39">
            <text:p>15,9%</text:p>
          </table:table-cell>
          <table:table-cell office:value-type="float" office:value="3813" table:style-name="ce38">
            <text:p>3.813</text:p>
          </table:table-cell>
          <table:table-cell office:value-type="percentage" office:value="8.9816762497909458E-3" table:style-name="ce39">
            <text:p>0,9%</text:p>
          </table:table-cell>
          <table:table-cell office:value-type="float" office:value="2994958" table:style-name="ce38">
            <text:p>2.994.958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6725751532987154" table:style-name="ce39">
            <text:p>66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984" table:style-name="ce38">
            <text:p>76.984</text:p>
          </table:table-cell>
          <table:table-cell office:value-type="percentage" office:value="1" table:style-name="ce39">
            <text:p>100,0%</text:p>
          </table:table-cell>
          <table:table-cell office:value-type="float" office:value="94940" table:style-name="ce38">
            <text:p>94.940</text:p>
          </table:table-cell>
          <table:table-cell office:value-type="percentage" office:value="1" table:style-name="ce39">
            <text:p>100,0%</text:p>
          </table:table-cell>
          <table:table-cell office:value-type="float" office:value="128270" table:style-name="ce38">
            <text:p>128.270</text:p>
          </table:table-cell>
          <table:table-cell office:value-type="percentage" office:value="1.0237276231673544" table:style-name="ce39">
            <text:p>102,4%</text:p>
          </table:table-cell>
          <table:table-cell office:value-type="float" office:value="156934" table:style-name="ce38">
            <text:p>156.934</text:p>
          </table:table-cell>
          <table:table-cell office:value-type="percentage" office:value="0.9274182110438729" table:style-name="ce39">
            <text:p>92,7%</text:p>
          </table:table-cell>
          <table:table-cell office:value-type="float" office:value="139365" table:style-name="ce38">
            <text:p>139.365</text:p>
          </table:table-cell>
          <table:table-cell office:value-type="percentage" office:value="0.87379462550315368" table:style-name="ce39">
            <text:p>87,4%</text:p>
          </table:table-cell>
          <table:table-cell office:value-type="float" office:value="89823" table:style-name="ce38">
            <text:p>89.823</text:p>
          </table:table-cell>
          <table:table-cell office:value-type="percentage" office:value="0.67293731598228934" table:style-name="ce39">
            <text:p>67,3%</text:p>
          </table:table-cell>
          <table:table-cell office:value-type="float" office:value="25250" table:style-name="ce38">
            <text:p>25.250</text:p>
          </table:table-cell>
          <table:table-cell office:value-type="percentage" office:value="0.22282033180374161" table:style-name="ce39">
            <text:p>22,3%</text:p>
          </table:table-cell>
          <table:table-cell office:value-type="float" office:value="1641" table:style-name="ce38">
            <text:p>1.641</text:p>
          </table:table-cell>
          <table:table-cell office:value-type="percentage" office:value="1.9362831858407079E-2" table:style-name="ce39">
            <text:p>1,9%</text:p>
          </table:table-cell>
          <table:table-cell office:value-type="float" office:value="713207" table:style-name="ce38">
            <text:p>713.207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4803788818768313" table:style-name="ce39">
            <text:p>74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603" table:style-name="ce38">
            <text:p>239.603</text:p>
          </table:table-cell>
          <table:table-cell office:value-type="percentage" office:value="1" table:style-name="ce39">
            <text:p>100,0%</text:p>
          </table:table-cell>
          <table:table-cell office:value-type="float" office:value="288586" table:style-name="ce38">
            <text:p>288.586</text:p>
          </table:table-cell>
          <table:table-cell office:value-type="percentage" office:value="0.99594149681462718" table:style-name="ce39">
            <text:p>99,6%</text:p>
          </table:table-cell>
          <table:table-cell office:value-type="float" office:value="334774" table:style-name="ce38">
            <text:p>334.774</text:p>
          </table:table-cell>
          <table:table-cell office:value-type="percentage" office:value="0.96496957573207043" table:style-name="ce39">
            <text:p>96,5%</text:p>
          </table:table-cell>
          <table:table-cell office:value-type="float" office:value="378091" table:style-name="ce38">
            <text:p>378.091</text:p>
          </table:table-cell>
          <table:table-cell office:value-type="percentage" office:value="0.93151329550689965" table:style-name="ce39">
            <text:p>93,2%</text:p>
          </table:table-cell>
          <table:table-cell office:value-type="float" office:value="384906" table:style-name="ce38">
            <text:p>384.906</text:p>
          </table:table-cell>
          <table:table-cell office:value-type="percentage" office:value="0.86842906811725984" table:style-name="ce39">
            <text:p>86,8%</text:p>
          </table:table-cell>
          <table:table-cell office:value-type="float" office:value="148478" table:style-name="ce38">
            <text:p>148.478</text:p>
          </table:table-cell>
          <table:table-cell office:value-type="percentage" office:value="0.45910428931875524" table:style-name="ce39">
            <text:p>45,9%</text:p>
          </table:table-cell>
          <table:table-cell office:value-type="float" office:value="28247" table:style-name="ce38">
            <text:p>28.247</text:p>
          </table:table-cell>
          <table:table-cell office:value-type="percentage" office:value="0.12229144388499487" table:style-name="ce39">
            <text:p>12,2%</text:p>
          </table:table-cell>
          <table:table-cell office:value-type="float" office:value="1921" table:style-name="ce38">
            <text:p>1.921</text:p>
          </table:table-cell>
          <table:table-cell office:value-type="percentage" office:value="1.0671807207497486E-2" table:style-name="ce39">
            <text:p>1,1%</text:p>
          </table:table-cell>
          <table:table-cell office:value-type="float" office:value="1804606" table:style-name="ce38">
            <text:p>1.804.606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3522436572544192" table:style-name="ce39">
            <text:p>73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85" table:style-name="ce38">
            <text:p>23.085</text:p>
          </table:table-cell>
          <table:table-cell office:value-type="percentage" office:value="1" table:style-name="ce39">
            <text:p>100,0%</text:p>
          </table:table-cell>
          <table:table-cell office:value-type="float" office:value="28427" table:style-name="ce38">
            <text:p>28.427</text:p>
          </table:table-cell>
          <table:table-cell office:value-type="percentage" office:value="1" table:style-name="ce39">
            <text:p>100,0%</text:p>
          </table:table-cell>
          <table:table-cell office:value-type="float" office:value="36012" table:style-name="ce38">
            <text:p>36.012</text:p>
          </table:table-cell>
          <table:table-cell office:value-type="percentage" office:value="0.95476960602364913" table:style-name="ce39">
            <text:p>95,5%</text:p>
          </table:table-cell>
          <table:table-cell office:value-type="float" office:value="43068" table:style-name="ce38">
            <text:p>43.068</text:p>
          </table:table-cell>
          <table:table-cell office:value-type="percentage" office:value="0.90357502517623367" table:style-name="ce39">
            <text:p>90,4%</text:p>
          </table:table-cell>
          <table:table-cell office:value-type="float" office:value="41940" table:style-name="ce38">
            <text:p>41.940</text:p>
          </table:table-cell>
          <table:table-cell office:value-type="percentage" office:value="0.79211286758456567" table:style-name="ce39">
            <text:p>79,2%</text:p>
          </table:table-cell>
          <table:table-cell office:value-type="float" office:value="16851" table:style-name="ce38">
            <text:p>16.851</text:p>
          </table:table-cell>
          <table:table-cell office:value-type="percentage" office:value="0.42857142857142855" table:style-name="ce39">
            <text:p>42,9%</text:p>
          </table:table-cell>
          <table:table-cell office:value-type="float" office:value="5972" table:style-name="ce38">
            <text:p>5.972</text:p>
          </table:table-cell>
          <table:table-cell office:value-type="percentage" office:value="0.19607328123973997" table:style-name="ce39">
            <text:p>19,6%</text:p>
          </table:table-cell>
          <table:table-cell office:value-type="float" office:value="712" table:style-name="ce38">
            <text:p>712</text:p>
          </table:table-cell>
          <table:table-cell office:value-type="percentage" office:value="2.7886573711420962E-2" table:style-name="ce39">
            <text:p>2,8%</text:p>
          </table:table-cell>
          <table:table-cell office:value-type="float" office:value="196067" table:style-name="ce38">
            <text:p>196.067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9044969539035816" table:style-name="ce39">
            <text:p>69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095" table:style-name="ce38">
            <text:p>369.095</text:p>
          </table:table-cell>
          <table:table-cell office:value-type="percentage" office:value="1" table:style-name="ce39">
            <text:p>100,0%</text:p>
          </table:table-cell>
          <table:table-cell office:value-type="float" office:value="505552" table:style-name="ce38">
            <text:p>505.552</text:p>
          </table:table-cell>
          <table:table-cell office:value-type="percentage" office:value="0.96097749205920757" table:style-name="ce39">
            <text:p>96,1%</text:p>
          </table:table-cell>
          <table:table-cell office:value-type="float" office:value="663160" table:style-name="ce38">
            <text:p>663.160</text:p>
          </table:table-cell>
          <table:table-cell office:value-type="percentage" office:value="0.94289536955282283" table:style-name="ce39">
            <text:p>94,3%</text:p>
          </table:table-cell>
          <table:table-cell office:value-type="float" office:value="903022" table:style-name="ce38">
            <text:p>903.022</text:p>
          </table:table-cell>
          <table:table-cell office:value-type="percentage" office:value="0.92828719251878378" table:style-name="ce39">
            <text:p>92,8%</text:p>
          </table:table-cell>
          <table:table-cell office:value-type="float" office:value="924829" table:style-name="ce38">
            <text:p>924.829</text:p>
          </table:table-cell>
          <table:table-cell office:value-type="percentage" office:value="0.79318353543956066" table:style-name="ce39">
            <text:p>79,3%</text:p>
          </table:table-cell>
          <table:table-cell office:value-type="float" office:value="518684" table:style-name="ce38">
            <text:p>518.684</text:p>
          </table:table-cell>
          <table:table-cell office:value-type="percentage" office:value="0.54619013520913184" table:style-name="ce39">
            <text:p>54,6%</text:p>
          </table:table-cell>
          <table:table-cell office:value-type="float" office:value="226007" table:style-name="ce38">
            <text:p>226.007</text:p>
          </table:table-cell>
          <table:table-cell office:value-type="percentage" office:value="0.30439678103639856" table:style-name="ce39">
            <text:p>30,4%</text:p>
          </table:table-cell>
          <table:table-cell office:value-type="float" office:value="32033" table:style-name="ce38">
            <text:p>32.033</text:p>
          </table:table-cell>
          <table:table-cell office:value-type="percentage" office:value="5.7869140914329896E-2" table:style-name="ce39">
            <text:p>5,8%</text:p>
          </table:table-cell>
          <table:table-cell office:value-type="float" office:value="4142382" table:style-name="ce38">
            <text:p>4.142.382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69294507452989218" table:style-name="ce39">
            <text:p>69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427" table:style-name="ce38">
            <text:p>72.427</text:p>
          </table:table-cell>
          <table:table-cell office:value-type="percentage" office:value="1" table:style-name="ce39">
            <text:p>100,0%</text:p>
          </table:table-cell>
          <table:table-cell office:value-type="float" office:value="99562" table:style-name="ce38">
            <text:p>99.562</text:p>
          </table:table-cell>
          <table:table-cell office:value-type="percentage" office:value="0.96757014159515642" table:style-name="ce39">
            <text:p>96,8%</text:p>
          </table:table-cell>
          <table:table-cell office:value-type="float" office:value="130140" table:style-name="ce38">
            <text:p>130.140</text:p>
          </table:table-cell>
          <table:table-cell office:value-type="percentage" office:value="0.88585450857333448" table:style-name="ce39">
            <text:p>88,6%</text:p>
          </table:table-cell>
          <table:table-cell office:value-type="float" office:value="188503" table:style-name="ce38">
            <text:p>188.503</text:p>
          </table:table-cell>
          <table:table-cell office:value-type="percentage" office:value="0.88392823648572605" table:style-name="ce39">
            <text:p>88,4%</text:p>
          </table:table-cell>
          <table:table-cell office:value-type="float" office:value="198627" table:style-name="ce38">
            <text:p>198.627</text:p>
          </table:table-cell>
          <table:table-cell office:value-type="percentage" office:value="0.78151300180597028" table:style-name="ce39">
            <text:p>78,2%</text:p>
          </table:table-cell>
          <table:table-cell office:value-type="float" office:value="108737" table:style-name="ce38">
            <text:p>108.737</text:p>
          </table:table-cell>
          <table:table-cell office:value-type="percentage" office:value="0.52026525935034429" table:style-name="ce39">
            <text:p>52,0%</text:p>
          </table:table-cell>
          <table:table-cell office:value-type="float" office:value="27991" table:style-name="ce38">
            <text:p>27.991</text:p>
          </table:table-cell>
          <table:table-cell office:value-type="percentage" office:value="0.1625040639078538" table:style-name="ce39">
            <text:p>16,3%</text:p>
          </table:table-cell>
          <table:table-cell office:value-type="float" office:value="1676" table:style-name="ce38">
            <text:p>1.676</text:p>
          </table:table-cell>
          <table:table-cell office:value-type="percentage" office:value="1.1811634036675265E-2" table:style-name="ce39">
            <text:p>1,2%</text:p>
          </table:table-cell>
          <table:table-cell office:value-type="float" office:value="827663" table:style-name="ce38">
            <text:p>827.663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317377495635953" table:style-name="ce39">
            <text:p>63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36" table:style-name="ce38">
            <text:p>41.936</text:p>
          </table:table-cell>
          <table:table-cell office:value-type="percentage" office:value="1" table:style-name="ce39">
            <text:p>100,0%</text:p>
          </table:table-cell>
          <table:table-cell office:value-type="float" office:value="55528" table:style-name="ce38">
            <text:p>55.528</text:p>
          </table:table-cell>
          <table:table-cell office:value-type="percentage" office:value="0.99526813880126186" table:style-name="ce39">
            <text:p>99,5%</text:p>
          </table:table-cell>
          <table:table-cell office:value-type="float" office:value="69023" table:style-name="ce38">
            <text:p>69.023</text:p>
          </table:table-cell>
          <table:table-cell office:value-type="percentage" office:value="0.93471372081685711" table:style-name="ce39">
            <text:p>93,5%</text:p>
          </table:table-cell>
          <table:table-cell office:value-type="float" office:value="87537" table:style-name="ce38">
            <text:p>87.537</text:p>
          </table:table-cell>
          <table:table-cell office:value-type="percentage" office:value="0.90529919126316005" table:style-name="ce39">
            <text:p>90,5%</text:p>
          </table:table-cell>
          <table:table-cell office:value-type="float" office:value="87955" table:style-name="ce38">
            <text:p>87.955</text:p>
          </table:table-cell>
          <table:table-cell office:value-type="percentage" office:value="0.8143830669802411" table:style-name="ce39">
            <text:p>81,4%</text:p>
          </table:table-cell>
          <table:table-cell office:value-type="float" office:value="49296" table:style-name="ce38">
            <text:p>49.296</text:p>
          </table:table-cell>
          <table:table-cell office:value-type="percentage" office:value="0.60604123381812369" table:style-name="ce39">
            <text:p>60,6%</text:p>
          </table:table-cell>
          <table:table-cell office:value-type="float" office:value="24858" table:style-name="ce38">
            <text:p>24.858</text:p>
          </table:table-cell>
          <table:table-cell office:value-type="percentage" office:value="0.36487736139856447" table:style-name="ce39">
            <text:p>36,5%</text:p>
          </table:table-cell>
          <table:table-cell office:value-type="float" office:value="3620" table:style-name="ce38">
            <text:p>3.620</text:p>
          </table:table-cell>
          <table:table-cell office:value-type="percentage" office:value="6.4198056324040575E-2" table:style-name="ce39">
            <text:p>6,4%</text:p>
          </table:table-cell>
          <table:table-cell office:value-type="float" office:value="419753" table:style-name="ce38">
            <text:p>419.753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2202651052542854" table:style-name="ce39">
            <text:p>72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375" table:style-name="ce38">
            <text:p>161.375</text:p>
          </table:table-cell>
          <table:table-cell office:value-type="percentage" office:value="1.0216840772396327" table:style-name="ce39">
            <text:p>102,2%</text:p>
          </table:table-cell>
          <table:table-cell office:value-type="float" office:value="211429" table:style-name="ce38">
            <text:p>211.429</text:p>
          </table:table-cell>
          <table:table-cell office:value-type="percentage" office:value="0.9922470797490156" table:style-name="ce39">
            <text:p>99,2%</text:p>
          </table:table-cell>
          <table:table-cell office:value-type="float" office:value="268142" table:style-name="ce38">
            <text:p>268.142</text:p>
          </table:table-cell>
          <table:table-cell office:value-type="percentage" office:value="0.95724317165204786" table:style-name="ce39">
            <text:p>95,7%</text:p>
          </table:table-cell>
          <table:table-cell office:value-type="float" office:value="308043" table:style-name="ce38">
            <text:p>308.043</text:p>
          </table:table-cell>
          <table:table-cell office:value-type="percentage" office:value="0.90607011650788138" table:style-name="ce39">
            <text:p>90,6%</text:p>
          </table:table-cell>
          <table:table-cell office:value-type="float" office:value="296815" table:style-name="ce38">
            <text:p>296.815</text:p>
          </table:table-cell>
          <table:table-cell office:value-type="percentage" office:value="0.81962980451933409" table:style-name="ce39">
            <text:p>82,0%</text:p>
          </table:table-cell>
          <table:table-cell office:value-type="float" office:value="136332" table:style-name="ce38">
            <text:p>136.332</text:p>
          </table:table-cell>
          <table:table-cell office:value-type="percentage" office:value="0.52326103560640658" table:style-name="ce39">
            <text:p>52,3%</text:p>
          </table:table-cell>
          <table:table-cell office:value-type="float" office:value="45774" table:style-name="ce38">
            <text:p>45.774</text:p>
          </table:table-cell>
          <table:table-cell office:value-type="percentage" office:value="0.22712792878620977" table:style-name="ce39">
            <text:p>22,7%</text:p>
          </table:table-cell>
          <table:table-cell office:value-type="float" office:value="8702" table:style-name="ce38">
            <text:p>8.702</text:p>
          </table:table-cell>
          <table:table-cell office:value-type="percentage" office:value="5.16114491773721E-2" table:style-name="ce39">
            <text:p>5,2%</text:p>
          </table:table-cell>
          <table:table-cell office:value-type="float" office:value="1436612" table:style-name="ce38">
            <text:p>1.436.612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2411959416172744" table:style-name="ce39">
            <text:p>72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50" table:style-name="ce38">
            <text:p>2.350</text:p>
          </table:table-cell>
          <table:table-cell office:value-type="percentage" office:value="0.90211132437619956" table:style-name="ce39">
            <text:p>90,2%</text:p>
          </table:table-cell>
          <table:table-cell office:value-type="float" office:value="3803" table:style-name="ce38">
            <text:p>3.803</text:p>
          </table:table-cell>
          <table:table-cell office:value-type="percentage" office:value="0.88073182028717001" table:style-name="ce39">
            <text:p>88,1%</text:p>
          </table:table-cell>
          <table:table-cell office:value-type="float" office:value="7080" table:style-name="ce38">
            <text:p>7.080</text:p>
          </table:table-cell>
          <table:table-cell office:value-type="percentage" office:value="0.90110729285987023" table:style-name="ce39">
            <text:p>90,1%</text:p>
          </table:table-cell>
          <table:table-cell office:value-type="float" office:value="9792" table:style-name="ce38">
            <text:p>9.792</text:p>
          </table:table-cell>
          <table:table-cell office:value-type="percentage" office:value="0.84735202492211836" table:style-name="ce39">
            <text:p>84,7%</text:p>
          </table:table-cell>
          <table:table-cell office:value-type="float" office:value="9793" table:style-name="ce38">
            <text:p>9.793</text:p>
          </table:table-cell>
          <table:table-cell office:value-type="percentage" office:value="0.77464008859357691" table:style-name="ce39">
            <text:p>77,5%</text:p>
          </table:table-cell>
          <table:table-cell office:value-type="float" office:value="7235" table:style-name="ce38">
            <text:p>7.235</text:p>
          </table:table-cell>
          <table:table-cell office:value-type="percentage" office:value="0.60828989406423406" table:style-name="ce39">
            <text:p>60,8%</text:p>
          </table:table-cell>
          <table:table-cell office:value-type="float" office:value="6081" table:style-name="ce38">
            <text:p>6.081</text:p>
          </table:table-cell>
          <table:table-cell office:value-type="percentage" office:value="0.55448162669827661" table:style-name="ce39">
            <text:p>55,4%</text:p>
          </table:table-cell>
          <table:table-cell office:value-type="float" office:value="2544" table:style-name="ce38">
            <text:p>2.544</text:p>
          </table:table-cell>
          <table:table-cell office:value-type="percentage" office:value="0.2787639710716634" table:style-name="ce39">
            <text:p>27,9%</text:p>
          </table:table-cell>
          <table:table-cell office:value-type="float" office:value="48678" table:style-name="ce38">
            <text:p>48.678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8594377510040161" table:style-name="ce39">
            <text:p>68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35" table:style-name="ce38">
            <text:p>1.935</text:p>
          </table:table-cell>
          <table:table-cell office:value-type="percentage" office:value="0.82375478927203061" table:style-name="ce39">
            <text:p>82,4%</text:p>
          </table:table-cell>
          <table:table-cell office:value-type="float" office:value="3192" table:style-name="ce38">
            <text:p>3.192</text:p>
          </table:table-cell>
          <table:table-cell office:value-type="percentage" office:value="0.85165421558164356" table:style-name="ce39">
            <text:p>85,2%</text:p>
          </table:table-cell>
          <table:table-cell office:value-type="float" office:value="6781" table:style-name="ce38">
            <text:p>6.781</text:p>
          </table:table-cell>
          <table:table-cell office:value-type="percentage" office:value="0.86636003577360421" table:style-name="ce39">
            <text:p>86,6%</text:p>
          </table:table-cell>
          <table:table-cell office:value-type="float" office:value="9085" table:style-name="ce38">
            <text:p>9.085</text:p>
          </table:table-cell>
          <table:table-cell office:value-type="percentage" office:value="0.80405345605805822" table:style-name="ce39">
            <text:p>80,4%</text:p>
          </table:table-cell>
          <table:table-cell office:value-type="float" office:value="9195" table:style-name="ce38">
            <text:p>9.195</text:p>
          </table:table-cell>
          <table:table-cell office:value-type="percentage" office:value="0.76612231294784205" table:style-name="ce39">
            <text:p>76,6%</text:p>
          </table:table-cell>
          <table:table-cell office:value-type="float" office:value="7200" table:style-name="ce38">
            <text:p>7.200</text:p>
          </table:table-cell>
          <table:table-cell office:value-type="percentage" office:value="0.59342289623341304" table:style-name="ce39">
            <text:p>59,3%</text:p>
          </table:table-cell>
          <table:table-cell office:value-type="float" office:value="6083" table:style-name="ce38">
            <text:p>6.083</text:p>
          </table:table-cell>
          <table:table-cell office:value-type="percentage" office:value="0.50712796998749476" table:style-name="ce39">
            <text:p>50,7%</text:p>
          </table:table-cell>
          <table:table-cell office:value-type="float" office:value="2855" table:style-name="ce38">
            <text:p>2.855</text:p>
          </table:table-cell>
          <table:table-cell office:value-type="percentage" office:value="0.29820346772508877" table:style-name="ce39">
            <text:p>29,8%</text:p>
          </table:table-cell>
          <table:table-cell office:value-type="float" office:value="46326" table:style-name="ce38">
            <text:p>46.326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5315042226514586" table:style-name="ce39">
            <text:p>65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268" table:style-name="ce38">
            <text:p>3.268</text:p>
          </table:table-cell>
          <table:table-cell office:value-type="string" table:style-name="ce39">
            <text:p>-</text:p>
          </table:table-cell>
          <table:table-cell office:value-type="float" office:value="8599" table:style-name="ce38">
            <text:p>8.599</text:p>
          </table:table-cell>
          <table:table-cell office:value-type="string" table:style-name="ce39">
            <text:p>-</text:p>
          </table:table-cell>
          <table:table-cell office:value-type="float" office:value="19530" table:style-name="ce38">
            <text:p>19.530</text:p>
          </table:table-cell>
          <table:table-cell office:value-type="string" table:style-name="ce39">
            <text:p>-</text:p>
          </table:table-cell>
          <table:table-cell office:value-type="float" office:value="26840" table:style-name="ce38">
            <text:p>26.840</text:p>
          </table:table-cell>
          <table:table-cell office:value-type="string" table:style-name="ce39">
            <text:p>-</text:p>
          </table:table-cell>
          <table:table-cell office:value-type="float" office:value="19721" table:style-name="ce38">
            <text:p>19.721</text:p>
          </table:table-cell>
          <table:table-cell office:value-type="string" table:style-name="ce39">
            <text:p>-</text:p>
          </table:table-cell>
          <table:table-cell office:value-type="float" office:value="713" table:style-name="ce38">
            <text:p>713</text:p>
          </table:table-cell>
          <table:table-cell office:value-type="string" table:style-name="ce39">
            <text:p>-</text:p>
          </table:table-cell>
          <table:table-cell office:value-type="float" office:value="78710" table:style-name="ce38">
            <text:p>78.710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39" table:style-name="ce41">
            <text:p>139</text:p>
          </table:table-cell>
          <table:table-cell office:value-type="string" table:style-name="ce42">
            <text:p>-</text:p>
          </table:table-cell>
          <table:table-cell office:value-type="float" office:value="423" table:style-name="ce41">
            <text:p>423</text:p>
          </table:table-cell>
          <table:table-cell office:value-type="string" table:style-name="ce42">
            <text:p>-</text:p>
          </table:table-cell>
          <table:table-cell office:value-type="float" office:value="762" table:style-name="ce41">
            <text:p>762</text:p>
          </table:table-cell>
          <table:table-cell office:value-type="string" table:style-name="ce42">
            <text:p>-</text:p>
          </table:table-cell>
          <table:table-cell office:value-type="float" office:value="796" table:style-name="ce41">
            <text:p>796</text:p>
          </table:table-cell>
          <table:table-cell office:value-type="string" table:style-name="ce42">
            <text:p>-</text:p>
          </table:table-cell>
          <table:table-cell office:value-type="float" office:value="690" table:style-name="ce41">
            <text:p>690</text:p>
          </table:table-cell>
          <table:table-cell office:value-type="string" table:style-name="ce42">
            <text:p>-</text:p>
          </table:table-cell>
          <table:table-cell office:value-type="float" office:value="50" table:style-name="ce41">
            <text:p>50</text:p>
          </table:table-cell>
          <table:table-cell office:value-type="string" table:style-name="ce42">
            <text:p>-</text:p>
          </table:table-cell>
          <table:table-cell office:value-type="float" office:value="2895" table:style-name="ce41">
            <text:p>2.895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7398" table:style-name="ce45">
            <text:p>2.887.398</text:p>
          </table:table-cell>
          <table:table-cell office:value-type="percentage" office:value="1" table:style-name="ce46">
            <text:p>100,0%</text:p>
          </table:table-cell>
          <table:table-cell office:value-type="float" office:value="3887496" table:style-name="ce45">
            <text:p>3.887.496</text:p>
          </table:table-cell>
          <table:table-cell office:value-type="percentage" office:value="0.98167975363916316" table:style-name="ce46">
            <text:p>98,2%</text:p>
          </table:table-cell>
          <table:table-cell office:value-type="float" office:value="4964870" table:style-name="ce45">
            <text:p>4.964.870</text:p>
          </table:table-cell>
          <table:table-cell office:value-type="percentage" office:value="0.93027600222297757" table:style-name="ce46">
            <text:p>93,0%</text:p>
          </table:table-cell>
          <table:table-cell office:value-type="float" office:value="6265188" table:style-name="ce45">
            <text:p>6.265.188</text:p>
          </table:table-cell>
          <table:table-cell office:value-type="percentage" office:value="0.89078848552871148" table:style-name="ce46">
            <text:p>89,1%</text:p>
          </table:table-cell>
          <table:table-cell office:value-type="float" office:value="6302664" table:style-name="ce45">
            <text:p>6.302.664</text:p>
          </table:table-cell>
          <table:table-cell office:value-type="percentage" office:value="0.79864090757205919" table:style-name="ce46">
            <text:p>79,9%</text:p>
          </table:table-cell>
          <table:table-cell office:value-type="float" office:value="3224584" table:style-name="ce45">
            <text:p>3.224.584</text:p>
          </table:table-cell>
          <table:table-cell office:value-type="percentage" office:value="0.51755624796662436" table:style-name="ce46">
            <text:p>51,8%</text:p>
          </table:table-cell>
          <table:table-cell office:value-type="float" office:value="1253205" table:style-name="ce45">
            <text:p>1.253.205</text:p>
          </table:table-cell>
          <table:table-cell office:value-type="percentage" office:value="0.25344716703339376" table:style-name="ce46">
            <text:p>25,3%</text:p>
          </table:table-cell>
          <table:table-cell office:value-type="float" office:value="207896" table:style-name="ce45">
            <text:p>207.896</text:p>
          </table:table-cell>
          <table:table-cell office:value-type="percentage" office:value="5.3461760604996134E-2" table:style-name="ce46">
            <text:p>5,3%</text:p>
          </table:table-cell>
          <table:table-cell office:value-type="float" office:value="28993301" table:style-name="ce45">
            <text:p>28.993.301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68835280353834316" table:style-name="ce46">
            <text:p>68,8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8-11T15:17:37Z</meta:creation-date>
    <dc:date>2021-08-11T15:17:56Z</dc:date>
  </office:meta>
</office:document-meta>
</file>